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66cm"/>
    </style:style>
    <style:style style:name="gr2" style:family="graphic" style:parent-style-name="standard">
      <style:graphic-properties svg:stroke-width="0cm" svg:stroke-color="#cccccc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cm"/>
    </style:style>
    <style:style style:name="gr4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fo:min-height="0.2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b2b2b2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.8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21cm"/>
    </style:style>
    <style:style style:name="gr21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22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23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8cm" fo:min-width="0.1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9cm"/>
    </style:style>
    <style:style style:name="gr26" style:family="graphic" style:parent-style-name="standard">
      <style:graphic-properties draw:stroke="none" draw:fill="none" fo:min-height="0.15cm"/>
    </style:style>
    <style:style style:name="gr27" style:family="graphic" style:parent-style-name="standard">
      <style:graphic-properties draw:stroke="none" draw:fill="none" fo:min-height="0.158cm"/>
    </style:style>
    <style:style style:name="gr28" style:family="graphic" style:parent-style-name="standard">
      <style:graphic-properties draw:stroke="none" draw:fill="none" fo:min-height="0.198cm"/>
    </style:style>
    <style:style style:name="gr29" style:family="graphic" style:parent-style-name="standard">
      <style:graphic-properties draw:fill="solid" draw:fill-color="#000000" draw:textarea-vertical-align="middle"/>
    </style:style>
    <style:style style:name="gr30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0.254cm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7cm" fo:min-width="1.73cm"/>
    </style:style>
    <style:style style:name="gr36" style:family="graphic" style:parent-style-name="standard">
      <style:graphic-properties draw:stroke="none" svg:stroke-color="#000000" draw:fill="none" draw:fill-color="#ffffff" fo:min-height="0cm"/>
    </style:style>
    <style:style style:name="gr37" style:family="graphic" style:parent-style-name="standard">
      <style:graphic-properties draw:stroke="none" svg:stroke-color="#000000" draw:fill="none" draw:fill-color="#ffffff" fo:min-height="0.078cm"/>
    </style:style>
    <style:style style:name="gr38" style:family="graphic" style:parent-style-name="standard">
      <style:graphic-properties draw:stroke="none" svg:stroke-color="#000000" draw:fill="none" draw:fill-color="#ffffff" fo:min-height="0.228cm"/>
    </style:style>
    <style:style style:name="gr39" style:family="graphic" style:parent-style-name="standard">
      <style:graphic-properties draw:stroke="none" svg:stroke-color="#000000" draw:fill="none" draw:fill-color="#ffffff" fo:min-height="0.128cm"/>
    </style:style>
    <style:style style:name="gr40" style:family="graphic" style:parent-style-name="standard">
      <style:graphic-properties draw:stroke="none" svg:stroke-color="#000000" draw:fill="none" draw:fill-color="#ffffff" fo:min-height="0.123cm"/>
    </style:style>
    <style:style style:name="gr41" style:family="graphic" style:parent-style-name="standard">
      <style:graphic-properties draw:stroke="none" svg:stroke-color="#000000" draw:fill="none" draw:fill-color="#ffffff" fo:min-height="0.278cm"/>
    </style:style>
    <style:style style:name="gr42" style:family="graphic" style:parent-style-name="standard">
      <style:graphic-properties draw:stroke="none" draw:fill="none" fo:min-height="0.079cm"/>
    </style:style>
    <style:style style:name="gr43" style:family="graphic" style:parent-style-name="standard">
      <style:graphic-properties draw:stroke="none" svg:stroke-color="#000000" draw:fill="none" draw:fill-color="#ffffff" fo:min-height="0.082cm"/>
    </style:style>
    <style:style style:name="gr44" style:family="graphic" style:parent-style-name="standard">
      <style:graphic-properties draw:stroke="none" svg:stroke-color="#000000" draw:fill="none" draw:fill-color="#ffffff" fo:min-height="0.028cm"/>
    </style:style>
    <style:style style:name="gr45" style:family="graphic" style:parent-style-name="standard">
      <style:graphic-properties draw:stroke="none" svg:stroke-color="#000000" draw:fill="none" draw:fill-color="#ffffff" fo:min-height="0.023cm"/>
    </style:style>
    <style:style style:name="gr46" style:family="graphic" style:parent-style-name="standard">
      <style:graphic-properties draw:stroke="none" svg:stroke-color="#000000" draw:fill="none" draw:fill-color="#ffffff" fo:min-height="0.282cm"/>
    </style:style>
    <style:style style:name="gr47" style:family="graphic" style:parent-style-name="standard">
      <style:graphic-properties draw:stroke="none" svg:stroke-color="#000000" draw:fill="none" draw:fill-color="#ffffff" fo:min-height="0.183cm"/>
    </style:style>
    <style:style style:name="gr48" style:family="graphic" style:parent-style-name="standard">
      <style:graphic-properties draw:stroke="none" svg:stroke-color="#000000" draw:fill="none" draw:fill-color="#ffffff" fo:min-height="0.283cm"/>
    </style:style>
    <style:style style:name="gr49" style:family="graphic" style:parent-style-name="standard">
      <style:graphic-properties draw:stroke="none" svg:stroke-color="#000000" draw:fill="none" draw:fill-color="#ffffff" fo:min-height="0.182cm"/>
    </style:style>
    <style:style style:name="gr50" style:family="graphic" style:parent-style-name="standard">
      <style:graphic-properties draw:stroke="none" svg:stroke-color="#000000" draw:fill="none" draw:fill-color="#ffffff" fo:min-height="0.178cm"/>
    </style:style>
    <style:style style:name="gr51" style:family="graphic" style:parent-style-name="standard">
      <style:graphic-properties draw:stroke="none" svg:stroke-color="#000000" draw:fill="none" draw:fill-color="#ffffff" fo:min-height="0.083cm"/>
    </style:style>
    <style:style style:name="gr5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cm"/>
      <style:paragraph-properties style:writing-mode="tb-rl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9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7cm" fo:min-width="0.034cm"/>
    </style:style>
    <style:style style:name="gr56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78cm"/>
    </style:style>
    <style:style style:name="gr57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59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63" style:family="graphic" style:parent-style-name="objectwithoutfill">
      <style:graphic-properties svg:stroke-color="#009900" draw:fill="none" draw:textarea-vertical-align="middle"/>
    </style:style>
    <style:style style:name="gr64" style:family="graphic" style:parent-style-name="objectwithoutfill">
      <style:graphic-properties svg:stroke-color="#00cc00" draw:fill="none" draw:textarea-vertical-align="middle"/>
    </style:style>
    <style:style style:name="gr65" style:family="graphic" style:parent-style-name="objectwithoutfill">
      <style:graphic-properties svg:stroke-color="#0000ff" draw:fill="none" draw:textarea-vertical-align="middle"/>
    </style:style>
    <style:style style:name="gr66" style:family="graphic" style:parent-style-name="objectwithoutfill">
      <style:graphic-properties svg:stroke-color="#ff0000" draw:fill="none" draw:textarea-vertical-align="middle"/>
    </style:style>
    <style:style style:name="gr67" style:family="graphic" style:parent-style-name="objectwithoutfill">
      <style:graphic-properties svg:stroke-color="#3333ff" draw:fill="none" draw:textarea-vertical-align="middle"/>
    </style:style>
    <style:style style:name="gr68" style:family="graphic" style:parent-style-name="standard">
      <style:graphic-properties svg:stroke-color="#000000" svg:stroke-opacity="100%" draw:fill="solid" draw:fill-color="#ffffff" draw:textarea-horizontal-align="justify" draw:textarea-vertical-align="middle" draw:auto-grow-height="false"/>
    </style:style>
    <style:style style:name="gr69" style:family="graphic" style:parent-style-name="standard">
      <style:graphic-properties draw:stroke="none" svg:stroke-color="#000000" draw:fill="none" draw:fill-color="#ffffff" fo:min-height="0.164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text-properties fo:font-size="6.5pt" fo:font-weight="bold" style:font-size-asian="6.5pt" style:font-weight-asian="bold" style:font-size-complex="6.5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.5pt" style:font-size-asian="6.5pt" style:font-size-complex="6.5pt"/>
    </style:style>
    <style:style style:name="P5" style:family="paragraph">
      <style:paragraph-properties fo:text-align="center"/>
      <style:text-properties fo:font-size="4.5pt" style:font-size-asian="4.5pt" style:font-size-complex="4.5pt"/>
    </style:style>
    <style:style style:name="P6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7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8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4.5pt" style:font-name-asian="91" style:font-size-asian="4.5pt" style:font-size-complex="4.5pt"/>
    </style:style>
    <style:style style:name="P11" style:family="paragraph">
      <style:paragraph-properties fo:text-align="center"/>
      <style:text-properties fo:font-size="3pt" style:font-name-asian="91" style:font-size-asian="3pt" style:font-size-complex="3pt"/>
    </style:style>
    <style:style style:name="P12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13" style:family="paragraph">
      <style:paragraph-properties fo:text-align="center"/>
      <style:text-properties fo:font-size="4.5pt" style:font-size-asian="4.5pt" style:font-size-complex="16pt"/>
    </style:style>
    <style:style style:name="P14" style:family="paragraph">
      <style:text-properties fo:color="#999999" fo:font-size="4pt" style:font-size-asian="4pt" style:font-size-complex="8pt"/>
    </style:style>
    <style:style style:name="P15" style:family="paragraph">
      <style:text-properties fo:font-size="8pt" style:font-size-asian="8pt" style:font-size-complex="16pt"/>
    </style:style>
    <style:style style:name="P16" style:family="paragraph">
      <style:text-properties fo:color="#808080" fo:font-size="5pt" style:font-size-asian="5pt" style:font-size-complex="10pt"/>
    </style:style>
    <style:style style:name="P17" style:family="paragraph">
      <style:text-properties fo:color="#ffff00" fo:font-size="6pt" style:font-size-asian="6pt" style:font-size-complex="12pt"/>
    </style:style>
    <style:style style:name="P18" style:family="paragraph">
      <style:text-properties fo:color="#ff0000" fo:font-size="6pt" style:font-size-asian="6pt" style:font-size-complex="12pt"/>
    </style:style>
    <style:style style:name="P19" style:family="paragraph">
      <style:text-properties fo:color="#ff950e" fo:font-size="6pt" style:font-size-asian="6pt" style:font-size-complex="12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text-properties fo:color="#999999" fo:font-size="4pt" style:font-size-asian="4pt" style:font-size-complex="4pt"/>
    </style:style>
    <style:style style:name="P22" style:family="paragraph">
      <style:paragraph-properties fo:text-align="center"/>
      <style:text-properties fo:font-size="4.5pt" style:font-name-asian="91" style:font-size-asian="4.5pt" style:font-size-complex="9pt"/>
    </style:style>
    <style:style style:name="P23" style:family="paragraph">
      <style:paragraph-properties fo:text-align="center"/>
      <style:text-properties fo:font-size="8pt" style:font-size-asian="8pt" style:font-size-complex="8pt"/>
    </style:style>
    <style:style style:name="P24" style:family="paragraph">
      <style:paragraph-properties fo:text-align="center"/>
      <style:text-properties fo:font-size="9pt" style:font-size-asian="9pt" style:font-size-complex="18pt"/>
    </style:style>
    <style:style style:name="P25" style:family="paragraph">
      <style:paragraph-properties fo:text-align="center"/>
      <style:text-properties fo:font-size="4.5pt" style:font-size-asian="4.5pt" style:font-size-complex="9pt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4.5pt" style:font-size-asian="4.5pt" style:font-size-complex="9pt"/>
    </style:style>
    <style:style style:name="P28" style:family="paragraph">
      <style:paragraph-properties fo:text-align="center"/>
      <style:text-properties style:font-size-asian="18pt"/>
    </style:style>
    <style:style style:name="P29" style:family="paragraph">
      <style:paragraph-properties fo:text-align="center"/>
      <style:text-properties fo:font-size="3pt" style:font-size-asian="3pt" style:font-size-complex="3pt"/>
    </style:style>
    <style:style style:name="P30" style:family="paragraph">
      <style:text-properties fo:font-size="8pt" style:font-size-asian="8pt" style:font-size-complex="8pt"/>
    </style:style>
    <style:style style:name="P31" style:family="paragraph">
      <style:text-properties fo:font-size="4pt" style:font-size-asian="4pt" style:font-size-complex="8pt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4pt" fo:font-weight="bold" style:font-size-asian="4pt" style:font-size-complex="8pt"/>
    </style:style>
    <style:style style:name="P34" style:family="paragraph">
      <style:paragraph-properties fo:text-align="center"/>
      <style:text-properties fo:font-size="4pt" style:font-size-asian="4pt" style:font-size-complex="4pt"/>
    </style:style>
    <style:style style:name="P35" style:family="paragraph">
      <style:paragraph-properties style:writing-mode="tb-rl"/>
      <style:text-properties fo:font-size="5pt" style:font-size-asian="5pt" style:font-size-complex="5pt"/>
    </style:style>
    <style:style style:name="P36" style:family="paragraph">
      <style:text-properties fo:font-size="4pt" style:font-size-asian="4pt" style:font-size-complex="4pt"/>
    </style:style>
    <style:style style:name="P37" style:family="paragraph">
      <style:text-properties fo:color="#808080" fo:font-size="4pt" style:font-size-asian="4pt" style:font-size-complex="4pt"/>
    </style:style>
    <style:style style:name="P38" style:family="paragraph">
      <style:text-properties fo:color="#808080" fo:font-size="5pt" style:font-size-asian="5pt" style:font-size-complex="5pt"/>
    </style:style>
    <style:style style:name="P39" style:family="paragraph">
      <style:text-properties fo:color="#99ff66" fo:font-size="6pt" style:font-size-asian="6pt" style:font-size-complex="6pt"/>
    </style:style>
    <style:style style:name="P40" style:family="paragraph">
      <style:text-properties fo:color="#6666ff" fo:font-size="6pt" style:font-size-asian="6pt" style:font-size-complex="6pt"/>
    </style:style>
    <style:style style:name="P41" style:family="paragraph">
      <style:text-properties fo:color="#ff3333" fo:font-size="6pt" style:font-size-asian="6pt" style:font-size-complex="6pt"/>
    </style:style>
    <style:style style:name="T1" style:family="text">
      <style:text-properties fo:font-size="6.5pt" fo:font-weight="bold" style:font-size-asian="6.5pt" style:font-weight-asian="bold" style:font-size-complex="6.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.5pt" style:font-size-asian="6.5pt" style:font-size-complex="6.5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5.30000019073486pt" style:font-size-asian="5.30000019073486pt" style:font-size-complex="5.30000019073486pt"/>
    </style:style>
    <style:style style:name="T6" style:family="text">
      <style:text-properties style:font-name="ＭＳ Ｐゴシック" fo:font-size="8pt" style:font-name-asian="ＭＳ Ｐゴシック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9" style:family="text">
      <style:text-properties fo:font-size="4.5pt" style:font-name-asian="91" style:font-size-asian="4.5pt" style:font-size-complex="4.5pt"/>
    </style:style>
    <style:style style:name="T10" style:family="text">
      <style:text-properties fo:font-size="3pt" style:font-name-asian="91" style:font-size-asian="3pt" style:font-size-complex="3pt"/>
    </style:style>
    <style:style style:name="T11" style:family="text">
      <style:text-properties style:font-name="ＭＳ Ｐゴシック" fo:font-size="8pt" style:font-name-asian="ＭＳ Ｐゴシック" style:font-size-asian="8pt" style:font-size-complex="16pt"/>
    </style:style>
    <style:style style:name="T12" style:family="text">
      <style:text-properties fo:font-size="4.5pt" style:font-size-asian="4.5pt" style:font-size-complex="16pt"/>
    </style:style>
    <style:style style:name="T13" style:family="text">
      <style:text-properties fo:color="#999999" fo:font-size="4pt" style:font-size-asian="4pt" style:font-size-complex="8pt"/>
    </style:style>
    <style:style style:name="T14" style:family="text">
      <style:text-properties fo:font-size="8pt" style:font-size-asian="8pt" style:font-size-complex="16pt"/>
    </style:style>
    <style:style style:name="T15" style:family="text">
      <style:text-properties fo:color="#808080" fo:font-size="5pt" style:font-size-asian="5pt" style:font-size-complex="10pt"/>
    </style:style>
    <style:style style:name="T16" style:family="text">
      <style:text-properties fo:color="#ffff00" fo:font-size="6pt" style:font-size-asian="6pt" style:font-size-complex="12pt"/>
    </style:style>
    <style:style style:name="T17" style:family="text">
      <style:text-properties fo:color="#ff0000" fo:font-size="6pt" style:font-size-asian="6pt" style:font-size-complex="12pt"/>
    </style:style>
    <style:style style:name="T18" style:family="text">
      <style:text-properties fo:color="#ff950e" fo:font-size="6pt" style:font-size-asian="6pt" style:font-size-complex="12pt"/>
    </style:style>
    <style:style style:name="T19" style:family="text">
      <style:text-properties fo:color="#999999" fo:font-size="4pt" style:font-size-asian="4pt" style:font-size-complex="4pt"/>
    </style:style>
    <style:style style:name="T20" style:family="text">
      <style:text-properties fo:font-size="4.5pt" style:font-size-asian="4.5pt" style:font-size-complex="9pt"/>
    </style:style>
    <style:style style:name="T21" style:family="text">
      <style:text-properties style:font-name="ＭＳ Ｐゴシック" fo:font-size="9pt" style:font-name-asian="ＭＳ Ｐゴシック" style:font-size-asian="9pt" style:font-size-complex="18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3pt" style:font-size-asian="3pt" style:font-size-complex="3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4pt" style:font-size-asian="4pt" style:font-size-complex="8pt"/>
    </style:style>
    <style:style style:name="T26" style:family="text">
      <style:text-properties fo:font-size="4pt" fo:font-weight="bold" style:font-size-asian="4pt" style:font-size-complex="8pt"/>
    </style:style>
    <style:style style:name="T27" style:family="text">
      <style:text-properties fo:font-size="4pt" style:font-size-asian="4pt" style:font-size-complex="4pt"/>
    </style:style>
    <style:style style:name="T28" style:family="text">
      <style:text-properties fo:font-size="5pt" style:font-size-asian="5pt" style:font-size-complex="5pt"/>
    </style:style>
    <style:style style:name="T29" style:family="text">
      <style:text-properties fo:color="#808080" fo:font-size="4pt" style:font-size-asian="4pt" style:font-size-complex="4pt"/>
    </style:style>
    <style:style style:name="T30" style:family="text">
      <style:text-properties fo:color="#808080" fo:font-size="5pt" style:font-size-asian="5pt" style:font-size-complex="5pt"/>
    </style:style>
    <style:style style:name="T31" style:family="text">
      <style:text-properties fo:color="#99ff66" fo:font-size="6pt" style:font-size-asian="6pt" style:font-size-complex="6pt"/>
    </style:style>
    <style:style style:name="T32" style:family="text">
      <style:text-properties fo:color="#6666ff" fo:font-size="6pt" style:font-size-asian="6pt" style:font-size-complex="6pt"/>
    </style:style>
    <style:style style:name="T33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152cm" svg:height="0.48cm" svg:x="14.478cm" svg:y="19.134cm">
          <draw:text-box>
            <text:p><text:span text:style-name="T1">ボルグシステム</text:span></text:p>
          </draw:text-box>
        </draw:frame>
        <draw:custom-shape draw:style-name="gr2" draw:text-style-name="P3" draw:layer="layout" svg:width="1.897cm" svg:height="0.792cm" svg:x="15.673cm" svg:y="19.797cm">
          <text:p text:style-name="P2"><text:span text:style-name="T2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97cm" svg:height="0.633cm" svg:x="15.673cm" svg:y="21.102cm">
          <text:p text:style-name="P2"><text:span text:style-name="T2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97cm" svg:height="0.633cm" svg:x="13.3cm" svg:y="22.171cm">
          <text:p text:style-name="P2"><text:span text:style-name="T2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97cm" svg:height="0.633cm" svg:x="13.3cm" svg:y="21.102cm">
          <text:p text:style-name="P2"><text:span text:style-name="T2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97cm" svg:height="0.633cm" svg:x="15.673cm" svg:y="22.171cm">
          <text:p text:style-name="P2"><text:span text:style-name="T2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67cm" svg:height="0.792cm" draw:transform="skewX (-0.0378736447682769) translate (13.3cm 19.797cm)">
          <text:p text:style-name="P2"><text:span text:style-name="T2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03cm" svg:height="0.505cm" svg:x="13.17cm" svg:y="18.3cm">
          <draw:text-box>
            <text:p text:style-name="P2"><text:span text:style-name="T3">Fig1</text:span></text:p>
          </draw:text-box>
        </draw:frame>
        <draw:rect draw:style-name="gr4" draw:text-style-name="P2" draw:layer="layout" svg:width="4.7cm" svg:height="6cm" svg:x="13.1cm" svg:y="18.2cm">
          <text:p/>
        </draw:rect>
        <draw:custom-shape draw:style-name="gr2" draw:text-style-name="P3" draw:layer="layout" svg:width="1.897cm" svg:height="0.633cm" svg:x="13.33cm" svg:y="23.267cm">
          <text:p text:style-name="P2"><text:span text:style-name="T2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97cm" svg:height="0.633cm" svg:x="15.703cm" svg:y="23.267cm">
          <text:p text:style-name="P2"><text:span text:style-name="T2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7cm" svg:height="0.17cm" svg:x="8.367cm" svg:y="4.835cm">
          <text:p text:style-name="P2"><text:span text:style-name="T4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3cm" svg:height="0.173cm" svg:x="10.016cm" svg:y="3.535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3cm" svg:height="0.173cm" svg:x="10.016cm" svg:y="4.135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7cm" svg:height="0.17cm" svg:x="8.719cm" svg:y="4.835cm">
          <text:p text:style-name="P2"><text:span text:style-name="T4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3cm" svg:height="0.17cm" svg:x="12.354cm" svg:y="3.12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7cm" svg:height="0.17cm" svg:x="8.016cm" svg:y="4.835cm">
          <text:p text:style-name="P2"><text:span text:style-name="T4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3cm" svg:height="0.173cm" svg:x="12.346cm" svg:y="4.209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3cm" svg:height="0.173cm" svg:x="12.346cm" svg:y="3.535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11cm" svg:height="0.181cm" svg:x="10.635cm" svg:y="3.835cm">
          <text:p text:style-name="P2"><text:span text:style-name="T4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8cm" svg:height="0.1cm" svg:x="8.246cm" svg:y="4.535cm">
          <text:p text:style-name="P2"><text:span text:style-name="T4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88cm" svg:height="0.182cm" svg:x="7.946cm" svg:y="3.51cm">
          <text:p text:style-name="P2"><text:span text:style-name="T4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92cm" svg:height="0.232cm" svg:x="10.546cm" svg:y="3.503cm">
          <text:p text:style-name="P2"><text:span text:style-name="T5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cm" svg:height="0.181cm" svg:x="8.233cm" svg:y="3.854cm">
          <text:p text:style-name="P2"><text:span text:style-name="T4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88cm" svg:height="0.101cm" svg:x="7.946cm" svg:y="4.235cm">
          <text:p text:style-name="P2"><text:span text:style-name="T4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8cm" svg:height="0.162cm" svg:x="8.226cm" svg:y="3.135cm">
          <text:p text:style-name="P2"><text:span text:style-name="T4">受注</text:span><text:span text:style-name="T4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11cm" svg:height="0.198cm" svg:x="10.635cm" svg:y="4.906cm">
          <text:p text:style-name="P2"><text:span text:style-name="T4">請求額</text:span></text:p>
          <text:p text:style-name="P2"><text:span text:style-name="T4">(</text:span><text:span text:style-name="T4">税込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4cm" svg:height="0.162cm" svg:x="10.746cm" svg:y="3.135cm">
          <text:p text:style-name="P2"><text:span text:style-name="T4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411cm" svg:height="0.101cm" svg:x="10.646cm" svg:y="4.235cm">
          <text:p text:style-name="P2"><text:span text:style-name="T4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8cm" svg:height="0.315cm" svg:x="8.366cm" svg:y="2.635cm">
          <text:p text:style-name="P2"><text:span text:style-name="T6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4">チェ</text:span></text:p>
                <text:p><text:span text:style-name="T4">ック</text:span></text:p>
              </table:table-cell>
              <table:table-cell table:style-name="ce1">
                <text:p><text:span text:style-name="T4">No</text:span></text:p>
              </table:table-cell>
              <table:table-cell table:style-name="ce1">
                <text:p><text:span text:style-name="T4">製品</text:span><text:span text:style-name="T4">No</text:span></text:p>
              </table:table-cell>
              <table:table-cell>
                <text:p><text:span text:style-name="T7">製品名</text:span></text:p>
              </table:table-cell>
              <table:table-cell table:style-name="ce1">
                <text:p><text:span text:style-name="T4">ロッ</text:span></text:p>
                <text:p><text:span text:style-name="T4">ト</text:span><text:span text:style-name="T4">No</text:span></text:p>
              </table:table-cell>
              <table:table-cell>
                <text:p><text:span text:style-name="T7">単価</text:span></text:p>
              </table:table-cell>
              <table:table-cell>
                <text:p><text:span text:style-name="T7">個数</text:span></text:p>
              </table:table-cell>
              <table:table-cell>
                <text:p><text:span text:style-name="T7">金額</text:span></text:p>
              </table:table-cell>
              <table:table-cell>
                <text:p><text:span text:style-name="T7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8" draw:text-style-name="P2" draw:layer="layout" svg:width="5.8cm" svg:height="9.895cm" svg:x="7.5cm" svg:y="2.105cm">
          <text:p/>
        </draw:rect>
        <draw:frame draw:style-name="gr9" draw:text-style-name="P4" draw:layer="layout" svg:width="1.03cm" svg:height="0.505cm" svg:x="7.5cm" svg:y="2.1cm">
          <draw:text-box>
            <text:p text:style-name="P2"><text:span text:style-name="T3">Fig2</text:span></text:p>
          </draw:text-box>
        </draw:frame>
        <draw:custom-shape draw:style-name="gr5" draw:text-style-name="P2" draw:layer="layout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4cm" svg:x="23.136cm" svg:y="5.33cm">
          <text:p text:style-name="P2"><text:span text:style-name="T4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5cm" svg:x="24.552cm" svg:y="3.948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4cm" svg:x="24.552cm" svg:y="4.658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4cm" svg:x="23.472cm" svg:y="5.33cm">
          <text:p text:style-name="P2"><text:span text:style-name="T4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4cm" svg:x="26.788cm" svg:y="3.575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4cm" svg:x="22.8cm" svg:y="5.33cm">
          <text:p text:style-name="P2"><text:span text:style-name="T4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4cm" svg:x="24.552cm" svg:y="3.575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1cm" svg:height="0.15cm" svg:x="25.036cm" svg:y="4.284cm">
          <text:p text:style-name="P2"><text:span text:style-name="T4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2cm" svg:height="0.151cm" svg:x="22.8cm" svg:y="4.993cm">
          <text:p text:style-name="P2"><text:span text:style-name="T4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2cm" svg:height="0.151cm" svg:x="22.8cm" svg:y="3.948cm">
          <text:p text:style-name="P2"><text:span text:style-name="T4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2cm" svg:height="0.15cm" svg:x="22.8cm" svg:y="4.284cm">
          <text:p text:style-name="P2"><text:span text:style-name="T4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2cm" svg:height="0.15cm" svg:x="22.8cm" svg:y="4.658cm">
          <text:p text:style-name="P2"><text:span text:style-name="T4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2cm" svg:height="0.15cm" svg:x="22.8cm" svg:y="3.575cm">
          <text:p text:style-name="P2"><text:span text:style-name="T4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1cm" svg:height="0.3cm" svg:x="25.036cm" svg:y="5.33cm">
          <text:p text:style-name="P2"><text:span text:style-name="T4">合計</text:span></text:p>
          <text:p text:style-name="P2"><text:span text:style-name="T4">(</text:span><text:span text:style-name="T4">税込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71cm" svg:height="0.15cm" svg:x="25.036cm" svg:y="3.575cm">
          <text:p text:style-name="P2"><text:span text:style-name="T4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8cm" svg:height="0.275cm" svg:x="24.51cm" svg:y="3.166cm">
          <text:p text:style-name="P2"><text:span text:style-name="T6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3cm" svg:height="0.165cm" svg:x="26.247cm" svg:y="4.993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5cm" svg:x="24.552cm" svg:y="4.284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12cm" svg:height="0.165cm" svg:x="26.788cm" svg:y="4.284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4">チェック</text:span></text:p>
              </table:table-cell>
              <table:table-cell>
                <text:p><text:span text:style-name="T4">No</text:span></text:p>
              </table:table-cell>
              <table:table-cell>
                <text:p><text:span text:style-name="T4">製品</text:span><text:span text:style-name="T4">No</text:span></text:p>
              </table:table-cell>
              <table:table-cell>
                <text:p><text:span text:style-name="T4">製品名</text:span></text:p>
              </table:table-cell>
              <table:table-cell>
                <text:p><text:span text:style-name="T4">単価</text:span></text:p>
              </table:table-cell>
              <table:table-cell>
                <text:p><text:span text:style-name="T4">個数</text:span></text:p>
              </table:table-cell>
              <table:table-cell>
                <text:p><text:span text:style-name="T4">金額</text:span></text:p>
              </table:table-cell>
              <table:table-cell>
                <text:p><text:span text:style-name="T4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1.03cm" svg:height="0.505cm" svg:x="23.431cm" svg:y="2.566cm">
          <draw:text-box>
            <text:p text:style-name="P2"><text:span text:style-name="T3">Fig3</text:span></text:p>
          </draw:text-box>
        </draw:frame>
        <draw:rect draw:style-name="gr8" draw:text-style-name="P2" draw:layer="layout" svg:width="5.7cm" svg:height="9.5cm" svg:x="22.6cm" svg:y="2.6cm">
          <text:p/>
        </draw:rect>
        <draw:custom-shape draw:style-name="gr6" draw:text-style-name="P5" draw:layer="layout" svg:width="0.728cm" svg:height="0.291cm" svg:x="4.402cm" svg:y="14.503cm">
          <text:p text:style-name="P2"><text:span text:style-name="T4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143cm" svg:height="0.291cm" svg:x="2.3cm" svg:y="14.508cm">
          <text:p text:style-name="P2"><text:span text:style-name="T6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728cm" svg:height="0.291cm" svg:x="5.272cm" svg:y="14.503cm">
          <text:p text:style-name="P2"><text:span text:style-name="T4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><text:span text:style-name="T4">No</text:span></text:p>
              </table:table-cell>
              <table:table-cell table:style-name="ce4">
                <text:p><text:span text:style-name="T4">取引先名</text:span></text:p>
              </table:table-cell>
              <table:table-cell table:style-name="ce5">
                <text:p text:style-name="P8"><text:span text:style-name="T8">種別</text:span></text:p>
              </table:table-cell>
              <table:table-cell table:style-name="ce6">
                <text:p><text:span text:style-name="T4">担当</text:span></text:p>
              </table:table-cell>
              <table:table-cell>
                <text:p><text:span text:style-name="T4">Tel</text:span></text:p>
                <text:p><text:span text:style-name="T4">FAX</text:span></text:p>
              </table:table-cell>
              <table:table-cell>
                <text:p><text:span text:style-name="T4">住所</text:span></text:p>
              </table:table-cell>
              <table:table-cell>
                <text:p><text:span text:style-name="T4">チェ</text:span></text:p>
                <text:p><text:span text:style-name="T4">ッ</text:span></text:p>
                <text:p><text:span text:style-name="T4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.03cm" svg:height="0.505cm" svg:x="2.37cm" svg:y="13.8cm">
          <draw:text-box>
            <text:p text:style-name="P2"><text:span text:style-name="T3">Fig6</text:span></text:p>
          </draw:text-box>
        </draw:frame>
        <draw:rect draw:style-name="gr8" draw:text-style-name="P2" draw:layer="layout" svg:width="5.1cm" svg:height="7.8cm" svg:x="1.9cm" svg:y="13.6cm">
          <text:p/>
        </draw:rect>
        <draw:custom-shape draw:style-name="gr6" draw:text-style-name="P5" draw:layer="layout" svg:width="0.744cm" svg:height="0.297cm" svg:x="24.369cm" svg:y="14.697cm">
          <text:p text:style-name="P2"><text:span text:style-name="T4">追加・編集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68cm" svg:height="0.297cm" svg:x="22.221cm" svg:y="14.702cm">
          <text:p text:style-name="P2"><text:span text:style-name="T6">製品一覧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44cm" svg:height="0.297cm" svg:x="25.257cm" svg:y="14.697cm">
          <text:p text:style-name="P2"><text:span text:style-name="T4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><text:span text:style-name="T4">No</text:span></text:p>
              </table:table-cell>
              <table:table-cell table:style-name="ce4">
                <text:p><text:span text:style-name="T4">製品名</text:span></text:p>
              </table:table-cell>
              <table:table-cell table:style-name="ce5">
                <text:p text:style-name="P8"><text:span text:style-name="T8">分類</text:span></text:p>
              </table:table-cell>
              <table:table-cell table:style-name="ce6">
                <text:p><text:span text:style-name="T4">仕入先</text:span></text:p>
              </table:table-cell>
              <table:table-cell>
                <text:p><text:span text:style-name="T4">在庫数</text:span></text:p>
              </table:table-cell>
              <table:table-cell>
                <text:p><text:span text:style-name="T4">仕入日</text:span></text:p>
              </table:table-cell>
              <table:table-cell>
                <text:p><text:span text:style-name="T4">チェ</text:span></text:p>
                <text:p><text:span text:style-name="T4">ッ</text:span></text:p>
                <text:p><text:span text:style-name="T4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9" draw:text-style-name="P4" draw:layer="layout" svg:width="1.03cm" svg:height="0.505cm" svg:x="22.2cm" svg:y="13.895cm">
          <draw:text-box>
            <text:p text:style-name="P2"><text:span text:style-name="T3">Fig7</text:span></text:p>
          </draw:text-box>
        </draw:frame>
        <draw:rect draw:style-name="gr8" draw:text-style-name="P2" draw:layer="layout" svg:width="4.8cm" svg:height="7.3cm" svg:x="22cm" svg:y="13.8cm">
          <text:p/>
        </draw:rect>
        <draw:custom-shape draw:style-name="gr5" draw:text-style-name="P9" draw:layer="layout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91cm" svg:height="0.172cm" svg:x="3.619cm" svg:y="25.889cm">
          <text:p text:style-name="P2"><text:span text:style-name="T4">まとめ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27cm" svg:height="0.171cm" svg:x="6.273cm" svg:y="24.386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9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27cm" svg:height="0.172cm" svg:x="2.832cm" svg:y="25.518cm">
            <text:p text:style-name="P2"><text:span text:style-name="T4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0.326cm" svg:height="0.171cm" svg:x="3.934cm" svg:y="24.386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03cm" svg:height="0.157cm" svg:x="2.1cm" svg:y="25.123cm">
          <text:p text:style-name="P2"><text:span text:style-name="T4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9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03cm" svg:height="0.157cm" svg:x="4.44cm" svg:y="24.776cm">
            <text:p text:style-name="P2"><text:span text:style-name="T4">作成者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03cm" svg:height="0.157cm" svg:x="2.1cm" svg:y="24.776cm">
            <text:p text:style-name="P2"><text:span text:style-name="T4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draw:layer="layout" svg:width="0.703cm" svg:height="0.158cm" svg:x="2.1cm" svg:y="25.518cm">
          <text:p text:style-name="P2"><text:span text:style-name="T4">種別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03cm" svg:height="0.157cm" svg:x="2.1cm" svg:y="24.386cm">
          <text:p text:style-name="P2"><text:span text:style-name="T4">日付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03cm" svg:height="0.157cm" svg:x="4.44cm" svg:y="24.386cm">
          <text:p text:style-name="P2"><text:span text:style-name="T4">更新日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3cm" svg:height="0.288cm" svg:x="2.572cm" svg:y="23.958cm">
          <text:p text:style-name="P2"><text:span text:style-name="T6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9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27cm" svg:height="0.172cm" svg:x="3.619cm" svg:y="25.518cm">
            <text:p text:style-name="P2"><text:span text:style-name="T4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9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27cm" svg:height="0.172cm" svg:x="4.405cm" svg:y="25.518cm">
            <text:p text:style-name="P2"><text:span text:style-name="T4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9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41cm" svg:height="0.172cm" svg:x="5.192cm" svg:y="25.518cm">
            <text:p text:style-name="P2"><text:span text:style-name="T4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9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8cm" svg:height="0.082cm" svg:x="5.978cm" svg:y="25.518cm">
            <text:p text:style-name="P2"><text:span text:style-name="T4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draw:layer="layout" svg:width="1.406cm" svg:height="0.157cm" svg:x="2.1cm" svg:y="25.889cm">
          <text:p text:style-name="P2"><text:span text:style-name="T4">取　引　一　覧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26cm" svg:height="0.172cm" svg:x="3.934cm" svg:y="24.776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27cm" svg:height="0.172cm" svg:x="6.273cm" svg:y="24.776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><text:span text:style-name="T4">No</text:span></text:p>
              </table:table-cell>
              <table:table-cell>
                <text:p><text:span text:style-name="T4">日付</text:span></text:p>
              </table:table-cell>
              <table:table-cell>
                <text:p><text:span text:style-name="T4">商品名</text:span></text:p>
              </table:table-cell>
              <table:table-cell>
                <text:p><text:span text:style-name="T4">単価</text:span></text:p>
              </table:table-cell>
              <table:table-cell>
                <text:p><text:span text:style-name="T4">個数</text:span></text:p>
              </table:table-cell>
              <table:table-cell>
                <text:p><text:span text:style-name="T4">合計</text:span></text:p>
              </table:table-cell>
              <table:table-cell>
                <text:p><text:span text:style-name="T4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" draw:text-style-name="P4" draw:layer="layout" svg:width="1.03cm" svg:height="0.505cm" svg:x="2.1cm" svg:y="23.195cm">
          <draw:text-box>
            <text:p text:style-name="P2"><text:span text:style-name="T3">Fig4</text:span></text:p>
          </draw:text-box>
        </draw:frame>
        <draw:rect draw:style-name="gr8" draw:text-style-name="P2" draw:layer="layout" svg:width="5cm" svg:height="9cm" svg:x="1.9cm" svg:y="23.1cm">
          <text:p/>
        </draw:rect>
        <draw:custom-shape draw:style-name="gr5" draw:text-style-name="P9" draw:layer="layout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2cm" svg:height="0.168cm" svg:x="26.38cm" svg:y="24.498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19cm" svg:height="0.168cm" svg:x="24.093cm" svg:y="24.498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9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687cm" svg:height="0.154cm" svg:x="22.3cm" svg:y="25.218cm">
            <text:p text:style-name="P2"><text:span text:style-name="T9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9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688cm" svg:height="0.154cm" svg:x="24.587cm" svg:y="24.879cm">
            <text:p text:style-name="P2"><text:span text:style-name="T9">作成者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687cm" svg:height="0.154cm" svg:x="22.3cm" svg:y="24.879cm">
            <text:p text:style-name="P2"><text:span text:style-name="T9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0" draw:layer="layout" svg:width="0.687cm" svg:height="0.154cm" svg:x="22.3cm" svg:y="24.498cm">
          <text:p text:style-name="P2"><text:span text:style-name="T4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106cm" svg:height="0.281cm" svg:x="22.761cm" svg:y="24.08cm">
          <text:p text:style-name="P2"><text:span text:style-name="T6">製品登録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19cm" svg:height="0.169cm" svg:x="24.093cm" svg:y="24.879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2cm" svg:height="0.169cm" svg:x="26.38cm" svg:y="24.879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9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3cm" svg:x="22.3cm" svg:y="25.557cm">
              <text:p text:style-name="P2"><text:span text:style-name="T9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0" draw:layer="layout" svg:width="0.319cm" svg:height="0.168cm" svg:x="25.804cm" svg:y="25.557cm">
            <text:p text:style-name="P2"><text:span text:style-name="T9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0" draw:layer="layout" svg:width="0.687cm" svg:height="0.154cm" svg:x="23.778cm" svg:y="25.895cm">
            <text:p text:style-name="P2"><text:span text:style-name="T9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319cm" svg:height="0.336cm" svg:x="22.646cm" svg:y="26.234cm">
            <text:p text:style-name="P2"><text:span text:style-name="T9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319cm" svg:height="0.336cm" svg:x="23.367cm" svg:y="26.234cm">
            <text:p text:style-name="P2"><text:span text:style-name="T9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497cm" svg:height="0.336cm" svg:x="22.646cm" svg:y="26.796cm">
            <text:p text:style-name="P2"><text:span text:style-name="T9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22.975cm" svg:y1="26.411cm" svg:x2="23.36cm" svg:y2="26.411cm">
            <text:p/>
          </draw:line>
          <draw:line draw:style-name="gr10" draw:text-style-name="P9" draw:layer="layout" svg:x1="23.696cm" svg:y1="26.411cm" svg:x2="24.153cm" svg:y2="26.411cm">
            <text:p/>
          </draw:line>
          <draw:line draw:style-name="gr10" draw:text-style-name="P9" draw:layer="layout" svg:x1="23.143cm" svg:y1="26.963cm" svg:x2="24.152cm" svg:y2="26.963cm">
            <text:p/>
          </draw:line>
          <draw:line draw:style-name="gr10" draw:text-style-name="P9" draw:layer="layout" svg:x1="24.153cm" svg:y1="26.963cm" svg:x2="24.153cm" svg:y2="26.411cm">
            <text:p/>
          </draw:line>
          <draw:line draw:style-name="gr10" draw:text-style-name="P9" draw:layer="layout" svg:x1="24.153cm" svg:y1="26.675cm" svg:x2="24.826cm" svg:y2="26.675cm">
            <text:p/>
          </draw:line>
          <draw:custom-shape draw:style-name="gr6" draw:text-style-name="P10" draw:layer="layout" svg:width="0.319cm" svg:height="0.336cm" svg:x="24.826cm" svg:y="26.508cm">
            <text:p text:style-name="P2"><text:span text:style-name="T9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497cm" svg:height="0.336cm" svg:x="25.619cm" svg:y="26.508cm">
            <text:p text:style-name="P2"><text:span text:style-name="T9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25.138cm" svg:y1="26.675cm" svg:x2="25.595cm" svg:y2="26.675cm">
            <text:p/>
          </draw:line>
        </draw:g>
        <draw:g>
          <draw:g>
            <draw:custom-shape draw:style-name="gr11" draw:text-style-name="P10" draw:layer="layout" svg:width="2.747cm" svg:height="0.168cm" svg:x="23.046cm" svg:y="27.238cm">
              <text:p text:style-name="P2"><text:span text:style-name="T9">取引先名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4cm" svg:x="22.33cm" svg:y="27.238cm">
              <text:p text:style-name="P2"><text:span text:style-name="T9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1" draw:layer="layout" svg:width="0.319cm" svg:height="0.168cm" svg:x="25.834cm" svg:y="27.238cm">
            <text:p text:style-name="P2"><text:span text:style-name="T10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0" draw:layer="layout" svg:width="0.687cm" svg:height="0.154cm" svg:x="24.563cm" svg:y="24.477cm">
          <text:p text:style-name="P2"><text:span text:style-name="T4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1" draw:text-style-name="P10" draw:layer="layout" svg:width="2.747cm" svg:height="0.168cm" svg:x="23.043cm" svg:y="27.437cm">
              <text:p text:style-name="P2"><text:span text:style-name="T9">取引先名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4cm" svg:x="22.327cm" svg:y="27.437cm">
              <text:p text:style-name="P2"><text:span text:style-name="T9">加工</text:span><text:span text:style-name="T9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1" draw:layer="layout" svg:width="0.319cm" svg:height="0.168cm" svg:x="25.831cm" svg:y="27.437cm">
            <text:p text:style-name="P2"><text:span text:style-name="T10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" draw:text-style-name="P10" draw:layer="layout" svg:width="2.747cm" svg:height="0.168cm" svg:x="23.043cm" svg:y="27.636cm">
              <text:p text:style-name="P2"><text:span text:style-name="T9">取引先名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4cm" svg:x="22.327cm" svg:y="27.636cm">
              <text:p text:style-name="P2"><text:span text:style-name="T9">加工</text:span><text:span text:style-name="T9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1" draw:layer="layout" svg:width="0.319cm" svg:height="0.168cm" svg:x="25.831cm" svg:y="27.636cm">
            <text:p text:style-name="P2"><text:span text:style-name="T10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" draw:text-style-name="P10" draw:layer="layout" svg:width="2.747cm" svg:height="0.169cm" svg:x="23.046cm" svg:y="27.834cm">
              <text:p text:style-name="P2"><text:span text:style-name="T9">取引先名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4cm" svg:x="22.33cm" svg:y="27.834cm">
              <text:p text:style-name="P2"><text:span text:style-name="T9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1" draw:layer="layout" svg:width="0.319cm" svg:height="0.169cm" svg:x="25.834cm" svg:y="27.834cm">
            <text:p text:style-name="P2"><text:span text:style-name="T10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" draw:text-style-name="P10" draw:layer="layout" svg:width="2.747cm" svg:height="0.168cm" svg:x="23.043cm" svg:y="28.033cm">
              <text:p text:style-name="P2"><text:span text:style-name="T9">取引先名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4cm" svg:x="22.327cm" svg:y="28.033cm">
              <text:p text:style-name="P2"><text:span text:style-name="T9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1" draw:layer="layout" svg:width="0.319cm" svg:height="0.168cm" svg:x="25.831cm" svg:y="28.033cm">
            <text:p text:style-name="P2"><text:span text:style-name="T10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" draw:text-style-name="P10" draw:layer="layout" svg:width="2.747cm" svg:height="0.168cm" svg:x="23.043cm" svg:y="28.232cm">
              <text:p text:style-name="P2"><text:span text:style-name="T9">取引先名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687cm" svg:height="0.154cm" svg:x="22.327cm" svg:y="28.232cm">
              <text:p text:style-name="P2"><text:span text:style-name="T9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11" draw:layer="layout" svg:width="0.319cm" svg:height="0.168cm" svg:x="25.831cm" svg:y="28.232cm">
            <text:p text:style-name="P2"><text:span text:style-name="T10">発注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.03cm" svg:height="0.505cm" svg:x="22.7cm" svg:y="23.3cm">
          <draw:text-box>
            <text:p text:style-name="P2"><text:span text:style-name="T3">Fig5</text:span></text:p>
          </draw:text-box>
        </draw:frame>
        <draw:rect draw:style-name="gr8" draw:text-style-name="P2" draw:layer="layout" svg:width="5.1cm" svg:height="5.7cm" svg:x="22cm" svg:y="23.1cm">
          <text:p/>
        </draw:rect>
        <draw:custom-shape draw:style-name="gr7" draw:text-style-name="P12" draw:layer="layout" svg:width="1.1cm" svg:height="0.3cm" svg:x="1.4cm" svg:y="35.6cm">
          <text:p text:style-name="P2"><text:span text:style-name="T11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draw:layer="layout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81cm" svg:height="0.51cm" svg:x="1.39cm" svg:y="36.49cm">
          <text:p text:style-name="P2"><text:span text:style-name="T12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8cm" svg:height="0.51cm" svg:x="2.207cm" svg:y="36.505cm">
          <text:p text:style-name="P2"><text:span text:style-name="T4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1.816cm" svg:y1="38.817cm" svg:x2="5.73cm" svg:y2="38.817cm">
          <text:p/>
        </draw:line>
        <draw:line draw:style-name="gr14" draw:text-style-name="P2" draw:layer="layout" svg:x1="1.816cm" svg:y1="39.657cm" svg:x2="5.73cm" svg:y2="39.657cm">
          <text:p/>
        </draw:line>
        <draw:line draw:style-name="gr14" draw:text-style-name="P2" draw:layer="layout" svg:x1="1.816cm" svg:y1="37.977cm" svg:x2="5.73cm" svg:y2="37.977cm">
          <text:p/>
        </draw:line>
        <draw:line draw:style-name="gr14" draw:text-style-name="P2" draw:layer="layout" svg:x1="1.816cm" svg:y1="39.215cm" svg:x2="5.73cm" svg:y2="39.215cm">
          <text:p/>
        </draw:line>
        <draw:line draw:style-name="gr14" draw:text-style-name="P2" draw:layer="layout" svg:x1="1.816cm" svg:y1="38.419cm" svg:x2="5.73cm" svg:y2="38.419cm">
          <text:p/>
        </draw:line>
        <draw:line draw:style-name="gr14" draw:text-style-name="P2" draw:layer="layout" svg:x1="5.263cm" svg:y1="37.579cm" svg:x2="5.263cm" svg:y2="40.144cm">
          <text:p/>
        </draw:line>
        <draw:line draw:style-name="gr14" draw:text-style-name="P2" draw:layer="layout" svg:x1="4.795cm" svg:y1="37.579cm" svg:x2="4.795cm" svg:y2="40.144cm">
          <text:p/>
        </draw:line>
        <draw:line draw:style-name="gr14" draw:text-style-name="P2" draw:layer="layout" svg:x1="4.357cm" svg:y1="37.573cm" svg:x2="4.357cm" svg:y2="40.138cm">
          <text:p/>
        </draw:line>
        <draw:line draw:style-name="gr14" draw:text-style-name="P2" draw:layer="layout" svg:x1="3.893cm" svg:y1="37.574cm" svg:x2="3.893cm" svg:y2="40.139cm">
          <text:p/>
        </draw:line>
        <draw:line draw:style-name="gr14" draw:text-style-name="P2" draw:layer="layout" svg:x1="3.348cm" svg:y1="37.579cm" svg:x2="3.348cm" svg:y2="40.144cm">
          <text:p/>
        </draw:line>
        <draw:line draw:style-name="gr14" draw:text-style-name="P2" draw:layer="layout" svg:x1="2.892cm" svg:y1="37.574cm" svg:x2="2.892cm" svg:y2="40.139cm">
          <text:p/>
        </draw:line>
        <draw:line draw:style-name="gr14" draw:text-style-name="P2" draw:layer="layout" svg:x1="2.37cm" svg:y1="37.579cm" svg:x2="2.37cm" svg:y2="40.144cm">
          <text:p/>
        </draw:line>
        <draw:frame draw:style-name="gr15" draw:text-style-name="P14" draw:layer="layout" svg:width="0.757cm" svg:height="0.408cm" svg:x="3.6cm" svg:y="40.1cm">
          <draw:text-box>
            <text:p><text:span text:style-name="T13">4</text:span></text:p>
          </draw:text-box>
        </draw:frame>
        <draw:frame draw:style-name="gr16" draw:text-style-name="P14" draw:layer="layout" svg:width="0.707cm" svg:height="0.408cm" svg:x="3.093cm" svg:y="40.1cm">
          <draw:text-box draw:corner-radius="0.1cm">
            <text:p><text:span text:style-name="T13">3</text:span></text:p>
          </draw:text-box>
        </draw:frame>
        <draw:frame draw:style-name="gr16" draw:text-style-name="P14" draw:layer="layout" svg:width="0.601cm" svg:height="0.408cm" svg:x="2.6cm" svg:y="40.1cm">
          <draw:text-box>
            <text:p><text:span text:style-name="T13">2</text:span></text:p>
          </draw:text-box>
        </draw:frame>
        <draw:frame draw:style-name="gr16" draw:text-style-name="P14" draw:layer="layout" svg:width="0.6cm" svg:height="0.408cm" svg:x="2.1cm" svg:y="40.1cm">
          <draw:text-box>
            <text:p><text:span text:style-name="T13">1</text:span></text:p>
          </draw:text-box>
        </draw:frame>
        <draw:frame draw:style-name="gr17" draw:text-style-name="P14" draw:layer="layout" svg:width="0.651cm" svg:height="0.408cm" svg:x="1.649cm" svg:y="40.1cm">
          <draw:text-box>
            <text:p><text:span text:style-name="T13">0</text:span></text:p>
          </draw:text-box>
        </draw:frame>
        <draw:frame draw:style-name="gr18" draw:text-style-name="P15" draw:layer="layout" svg:width="1.353cm" svg:height="0.535cm" svg:x="3.196cm" svg:y="37.074cm">
          <draw:text-box>
            <text:p><text:span text:style-name="T14">受注別</text:span></text:p>
          </draw:text-box>
        </draw:frame>
        <draw:custom-shape draw:style-name="gr13" draw:text-style-name="P2" draw:layer="layout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6" draw:layer="layout" svg:width="0.908cm" svg:height="0.45cm" svg:x="2.292cm" svg:y="38.324cm">
          <draw:text-box>
            <text:p><text:span text:style-name="T15">C</text:span><text:span text:style-name="T15">社</text:span></text:p>
          </draw:text-box>
        </draw:frame>
        <draw:frame draw:style-name="gr16" draw:text-style-name="P16" draw:layer="layout" svg:width="1cm" svg:height="0.45cm" svg:x="2.292cm" svg:y="38.024cm">
          <draw:text-box>
            <text:p><text:span text:style-name="T15">B</text:span><text:span text:style-name="T15">社</text:span></text:p>
          </draw:text-box>
        </draw:frame>
        <draw:frame draw:style-name="gr16" draw:text-style-name="P16" draw:layer="layout" svg:width="1.008cm" svg:height="0.429cm" svg:x="2.292cm" svg:y="37.724cm">
          <draw:text-box>
            <text:p><text:span text:style-name="T15">Ａ社</text:span></text:p>
          </draw:text-box>
        </draw:frame>
        <draw:frame draw:style-name="gr19" draw:text-style-name="P17" draw:layer="layout" svg:width="0.714cm" svg:height="0.463cm" svg:x="2.063cm" svg:y="37.674cm">
          <draw:text-box>
            <text:p><text:span text:style-name="T16">■</text:span></text:p>
          </draw:text-box>
        </draw:frame>
        <draw:frame draw:style-name="gr19" draw:text-style-name="P18" draw:layer="layout" svg:width="0.714cm" svg:height="0.463cm" svg:x="2.079cm" svg:y="38.287cm">
          <draw:text-box>
            <text:p><text:span text:style-name="T17">■</text:span></text:p>
          </draw:text-box>
        </draw:frame>
        <draw:frame draw:style-name="gr20" draw:text-style-name="P19" draw:layer="layout" svg:width="1.121cm" svg:height="0.463cm" svg:x="2.079cm" svg:y="37.987cm">
          <draw:text-box>
            <text:p><text:span text:style-name="T18">■</text:span></text:p>
          </draw:text-box>
        </draw:frame>
        <draw:frame draw:style-name="gr16" draw:text-style-name="P14" draw:layer="layout" svg:width="0.7cm" svg:height="0.408cm" svg:x="5.5cm" svg:y="40.1cm">
          <draw:text-box draw:corner-radius="6.673cm">
            <text:p><text:span text:style-name="T13">8</text:span></text:p>
          </draw:text-box>
        </draw:frame>
        <draw:frame draw:style-name="gr16" draw:text-style-name="P14" draw:layer="layout" svg:width="0.707cm" svg:height="0.408cm" svg:x="4.993cm" svg:y="40.1cm">
          <draw:text-box draw:corner-radius="0.1cm">
            <text:p><text:span text:style-name="T13">7</text:span></text:p>
          </draw:text-box>
        </draw:frame>
        <draw:frame draw:style-name="gr16" draw:text-style-name="P14" draw:layer="layout" svg:width="0.707cm" svg:height="0.408cm" svg:x="4.493cm" svg:y="40.1cm">
          <draw:text-box draw:corner-radius="0.1cm">
            <text:p><text:span text:style-name="T13">6</text:span></text:p>
          </draw:text-box>
        </draw:frame>
        <draw:frame draw:style-name="gr16" draw:text-style-name="P14" draw:layer="layout" svg:width="0.707cm" svg:height="0.408cm" svg:x="4.093cm" svg:y="40.1cm">
          <draw:text-box draw:corner-radius="0.1cm">
            <text:p><text:span text:style-name="T13">5</text:span></text:p>
          </draw:text-box>
        </draw:frame>
        <draw:line draw:style-name="gr21" draw:text-style-name="P20" draw:layer="layout" svg:x1="1.917cm" svg:y1="39.011cm" svg:x2="2.768cm" svg:y2="39.011cm">
          <text:p/>
        </draw:line>
        <draw:line draw:style-name="gr22" draw:text-style-name="P20" draw:layer="layout" svg:x1="1.915cm" svg:y1="39.424cm" svg:x2="3.016cm" svg:y2="39.424cm">
          <text:p/>
        </draw:line>
        <draw:line draw:style-name="gr23" draw:text-style-name="P20" draw:layer="layout" svg:x1="1.917cm" svg:y1="39.874cm" svg:x2="2.467cm" svg:y2="39.874cm">
          <text:p/>
        </draw:line>
        <draw:custom-shape draw:style-name="gr5" draw:text-style-name="P2" draw:layer="layout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9.516cm" svg:y1="38.81cm" svg:x2="13.43cm" svg:y2="38.81cm">
          <text:p/>
        </draw:line>
        <draw:line draw:style-name="gr14" draw:text-style-name="P2" draw:layer="layout" svg:x1="9.516cm" svg:y1="39.65cm" svg:x2="13.43cm" svg:y2="39.65cm">
          <text:p/>
        </draw:line>
        <draw:line draw:style-name="gr14" draw:text-style-name="P2" draw:layer="layout" svg:x1="9.516cm" svg:y1="37.97cm" svg:x2="13.43cm" svg:y2="37.97cm">
          <text:p/>
        </draw:line>
        <draw:line draw:style-name="gr14" draw:text-style-name="P2" draw:layer="layout" svg:x1="9.516cm" svg:y1="39.208cm" svg:x2="13.43cm" svg:y2="39.208cm">
          <text:p/>
        </draw:line>
        <draw:line draw:style-name="gr14" draw:text-style-name="P2" draw:layer="layout" svg:x1="9.516cm" svg:y1="38.412cm" svg:x2="13.43cm" svg:y2="38.412cm">
          <text:p/>
        </draw:line>
        <draw:line draw:style-name="gr14" draw:text-style-name="P2" draw:layer="layout" svg:x1="12.962cm" svg:y1="37.572cm" svg:x2="12.962cm" svg:y2="40.137cm">
          <text:p/>
        </draw:line>
        <draw:line draw:style-name="gr14" draw:text-style-name="P2" draw:layer="layout" svg:x1="12.495cm" svg:y1="37.572cm" svg:x2="12.495cm" svg:y2="40.137cm">
          <text:p/>
        </draw:line>
        <draw:line draw:style-name="gr14" draw:text-style-name="P2" draw:layer="layout" svg:x1="12.026cm" svg:y1="37.572cm" svg:x2="12.026cm" svg:y2="40.137cm">
          <text:p/>
        </draw:line>
        <draw:line draw:style-name="gr14" draw:text-style-name="P2" draw:layer="layout" svg:x1="11.559cm" svg:y1="37.572cm" svg:x2="11.559cm" svg:y2="40.137cm">
          <text:p/>
        </draw:line>
        <draw:line draw:style-name="gr14" draw:text-style-name="P2" draw:layer="layout" svg:x1="11.048cm" svg:y1="37.572cm" svg:x2="11.048cm" svg:y2="40.137cm">
          <text:p/>
        </draw:line>
        <draw:line draw:style-name="gr14" draw:text-style-name="P2" draw:layer="layout" svg:x1="10.58cm" svg:y1="37.572cm" svg:x2="10.58cm" svg:y2="40.137cm">
          <text:p/>
        </draw:line>
        <draw:line draw:style-name="gr14" draw:text-style-name="P2" draw:layer="layout" svg:x1="10.069cm" svg:y1="37.572cm" svg:x2="10.069cm" svg:y2="40.137cm">
          <text:p/>
        </draw:line>
        <draw:custom-shape draw:style-name="gr7" draw:text-style-name="P12" draw:layer="layout" svg:width="1.2cm" svg:height="0.4cm" svg:x="9.1cm" svg:y="35.467cm">
          <text:p text:style-name="P2"><text:span text:style-name="T11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" draw:layer="layout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9.516cm" svg:y1="38.81cm" svg:x2="13.43cm" svg:y2="38.81cm">
          <text:p/>
        </draw:line>
        <draw:line draw:style-name="gr14" draw:text-style-name="P2" draw:layer="layout" svg:x1="9.516cm" svg:y1="39.65cm" svg:x2="13.43cm" svg:y2="39.65cm">
          <text:p/>
        </draw:line>
        <draw:line draw:style-name="gr14" draw:text-style-name="P2" draw:layer="layout" svg:x1="9.516cm" svg:y1="37.97cm" svg:x2="13.43cm" svg:y2="37.97cm">
          <text:p/>
        </draw:line>
        <draw:line draw:style-name="gr14" draw:text-style-name="P2" draw:layer="layout" svg:x1="9.516cm" svg:y1="39.208cm" svg:x2="13.43cm" svg:y2="39.208cm">
          <text:p/>
        </draw:line>
        <draw:line draw:style-name="gr14" draw:text-style-name="P2" draw:layer="layout" svg:x1="9.516cm" svg:y1="38.412cm" svg:x2="13.43cm" svg:y2="38.412cm">
          <text:p/>
        </draw:line>
        <draw:line draw:style-name="gr14" draw:text-style-name="P2" draw:layer="layout" svg:x1="12.963cm" svg:y1="37.572cm" svg:x2="12.963cm" svg:y2="40.137cm">
          <text:p/>
        </draw:line>
        <draw:line draw:style-name="gr14" draw:text-style-name="P2" draw:layer="layout" svg:x1="12.495cm" svg:y1="37.572cm" svg:x2="12.495cm" svg:y2="40.137cm">
          <text:p/>
        </draw:line>
        <draw:line draw:style-name="gr14" draw:text-style-name="P2" draw:layer="layout" svg:x1="12.057cm" svg:y1="37.566cm" svg:x2="12.057cm" svg:y2="40.131cm">
          <text:p/>
        </draw:line>
        <draw:line draw:style-name="gr14" draw:text-style-name="P2" draw:layer="layout" svg:x1="11.593cm" svg:y1="37.567cm" svg:x2="11.593cm" svg:y2="40.132cm">
          <text:p/>
        </draw:line>
        <draw:line draw:style-name="gr14" draw:text-style-name="P2" draw:layer="layout" svg:x1="11.048cm" svg:y1="37.572cm" svg:x2="11.048cm" svg:y2="40.137cm">
          <text:p/>
        </draw:line>
        <draw:line draw:style-name="gr14" draw:text-style-name="P2" draw:layer="layout" svg:x1="10.592cm" svg:y1="37.567cm" svg:x2="10.592cm" svg:y2="40.132cm">
          <text:p/>
        </draw:line>
        <draw:line draw:style-name="gr14" draw:text-style-name="P2" draw:layer="layout" svg:x1="10.07cm" svg:y1="37.572cm" svg:x2="10.07cm" svg:y2="40.137cm">
          <text:p/>
        </draw:line>
        <draw:frame draw:style-name="gr15" draw:text-style-name="P21" draw:layer="layout" svg:width="0.757cm" svg:height="0.408cm" svg:x="11.343cm" svg:y="40.067cm">
          <draw:text-box>
            <text:p><text:span text:style-name="T19">4</text:span></text:p>
          </draw:text-box>
        </draw:frame>
        <draw:frame draw:style-name="gr16" draw:text-style-name="P14" draw:layer="layout" svg:width="0.707cm" svg:height="0.408cm" svg:x="10.793cm" svg:y="40.067cm">
          <draw:text-box draw:corner-radius="0.1cm">
            <text:p><text:span text:style-name="T13">3</text:span></text:p>
          </draw:text-box>
        </draw:frame>
        <draw:frame draw:style-name="gr16" draw:text-style-name="P14" draw:layer="layout" svg:width="0.601cm" svg:height="0.408cm" svg:x="10.3cm" svg:y="40.067cm">
          <draw:text-box>
            <text:p><text:span text:style-name="T13">2</text:span></text:p>
          </draw:text-box>
        </draw:frame>
        <draw:frame draw:style-name="gr16" draw:text-style-name="P14" draw:layer="layout" svg:width="0.6cm" svg:height="0.408cm" svg:x="9.8cm" svg:y="40.067cm">
          <draw:text-box>
            <text:p><text:span text:style-name="T13">1</text:span></text:p>
          </draw:text-box>
        </draw:frame>
        <draw:frame draw:style-name="gr17" draw:text-style-name="P14" draw:layer="layout" svg:width="0.651cm" svg:height="0.408cm" svg:x="9.349cm" svg:y="40.067cm">
          <draw:text-box>
            <text:p><text:span text:style-name="T13">0</text:span></text:p>
          </draw:text-box>
        </draw:frame>
        <draw:frame draw:style-name="gr24" draw:text-style-name="P15" draw:layer="layout" svg:width="1.353cm" svg:height="0.535cm" svg:x="10.896cm" svg:y="37.067cm">
          <draw:text-box>
            <text:p><text:span text:style-name="T14">受注別</text:span></text:p>
          </draw:text-box>
        </draw:frame>
        <draw:custom-shape draw:style-name="gr13" draw:text-style-name="P2" draw:layer="layout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6" draw:layer="layout" svg:width="0.908cm" svg:height="0.45cm" svg:x="9.992cm" svg:y="38.317cm">
          <draw:text-box>
            <text:p><text:span text:style-name="T15">C</text:span><text:span text:style-name="T15">社</text:span></text:p>
          </draw:text-box>
        </draw:frame>
        <draw:frame draw:style-name="gr16" draw:text-style-name="P16" draw:layer="layout" svg:width="1cm" svg:height="0.45cm" svg:x="9.992cm" svg:y="38.017cm">
          <draw:text-box>
            <text:p><text:span text:style-name="T15">B</text:span><text:span text:style-name="T15">社</text:span></text:p>
          </draw:text-box>
        </draw:frame>
        <draw:frame draw:style-name="gr16" draw:text-style-name="P16" draw:layer="layout" svg:width="0.908cm" svg:height="0.429cm" svg:x="9.992cm" svg:y="37.717cm">
          <draw:text-box>
            <text:p><text:span text:style-name="T15">Ａ社</text:span></text:p>
          </draw:text-box>
        </draw:frame>
        <draw:frame draw:style-name="gr19" draw:text-style-name="P17" draw:layer="layout" svg:width="0.714cm" svg:height="0.463cm" svg:x="9.763cm" svg:y="37.667cm">
          <draw:text-box>
            <text:p><text:span text:style-name="T16">■</text:span></text:p>
          </draw:text-box>
        </draw:frame>
        <draw:frame draw:style-name="gr25" draw:text-style-name="P18" draw:layer="layout" svg:width="0.714cm" svg:height="0.489cm" svg:x="9.779cm" svg:y="38.28cm">
          <draw:text-box>
            <text:p><text:span text:style-name="T17">■</text:span></text:p>
          </draw:text-box>
        </draw:frame>
        <draw:frame draw:style-name="gr19" draw:text-style-name="P19" draw:layer="layout" svg:width="0.714cm" svg:height="0.463cm" svg:x="9.779cm" svg:y="37.98cm">
          <draw:text-box>
            <text:p><text:span text:style-name="T18">■</text:span></text:p>
          </draw:text-box>
        </draw:frame>
        <draw:frame draw:style-name="gr16" draw:text-style-name="P14" draw:layer="layout" svg:width="0.707cm" svg:height="0.408cm" svg:x="13.193cm" svg:y="40.067cm">
          <draw:text-box draw:corner-radius="6.673cm">
            <text:p><text:span text:style-name="T13">8</text:span></text:p>
          </draw:text-box>
        </draw:frame>
        <draw:frame draw:style-name="gr16" draw:text-style-name="P14" draw:layer="layout" svg:width="0.707cm" svg:height="0.408cm" svg:x="12.693cm" svg:y="40.067cm">
          <draw:text-box draw:corner-radius="0.1cm">
            <text:p><text:span text:style-name="T13">7</text:span></text:p>
          </draw:text-box>
        </draw:frame>
        <draw:frame draw:style-name="gr16" draw:text-style-name="P14" draw:layer="layout" svg:width="0.707cm" svg:height="0.408cm" svg:x="12.193cm" svg:y="40.067cm">
          <draw:text-box draw:corner-radius="0.1cm">
            <text:p><text:span text:style-name="T13">6</text:span></text:p>
          </draw:text-box>
        </draw:frame>
        <draw:frame draw:style-name="gr16" draw:text-style-name="P14" draw:layer="layout" svg:width="0.707cm" svg:height="0.408cm" svg:x="11.793cm" svg:y="40.067cm">
          <draw:text-box draw:corner-radius="0.1cm">
            <text:p><text:span text:style-name="T13">5</text:span></text:p>
          </draw:text-box>
        </draw:frame>
        <draw:line draw:style-name="gr21" draw:text-style-name="P2" draw:layer="layout" svg:x1="9.617cm" svg:y1="39.004cm" svg:x2="10.891cm" svg:y2="39.017cm">
          <text:p/>
        </draw:line>
        <draw:line draw:style-name="gr22" draw:text-style-name="P2" draw:layer="layout" svg:x1="9.615cm" svg:y1="39.417cm" svg:x2="10.542cm" svg:y2="39.417cm">
          <text:p/>
        </draw:line>
        <draw:line draw:style-name="gr23" draw:text-style-name="P2" draw:layer="layout" svg:x1="9.617cm" svg:y1="39.867cm" svg:x2="10.041cm" svg:y2="39.867cm">
          <text:p/>
        </draw:line>
        <draw:frame draw:style-name="gr9" draw:text-style-name="P4" draw:layer="layout" svg:width="1.33cm" svg:height="0.505cm" svg:x="8.97cm" svg:y="34.815cm">
          <draw:text-box>
            <text:p text:style-name="P2"><text:span text:style-name="T3">Fig8.2</text:span></text:p>
          </draw:text-box>
        </draw:frame>
        <draw:frame draw:style-name="gr3" draw:text-style-name="P4" draw:layer="layout" svg:width="1.33cm" svg:height="0.505cm" svg:x="1.2cm" svg:y="34.895cm">
          <draw:text-box>
            <text:p text:style-name="P2"><text:span text:style-name="T3">Fig8.1</text:span></text:p>
          </draw:text-box>
        </draw:frame>
        <draw:rect draw:style-name="gr8" draw:text-style-name="P2" draw:layer="layout" svg:width="5.4cm" svg:height="6.1cm" svg:x="1.1cm" svg:y="34.9cm">
          <text:p/>
        </draw:rect>
        <draw:rect draw:style-name="gr8" draw:text-style-name="P2" draw:layer="layout" svg:width="5.4cm" svg:height="6.1cm" svg:x="8.8cm" svg:y="34.867cm">
          <text:p/>
        </draw:rect>
        <draw:custom-shape draw:style-name="gr5" draw:text-style-name="P9" draw:layer="layout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0.321cm" svg:height="0.17cm" svg:x="17.969cm" svg:y="30.144cm">
          <text:p text:style-name="P2"><text:span text:style-name="T20">編集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0.322cm" svg:height="0.17cm" svg:x="17.966cm" svg:y="29.863cm">
          <text:p text:style-name="P2"><text:span text:style-name="T20">編集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0.691cm" svg:height="0.155cm" svg:x="16.8cm" svg:y="29.613cm">
          <text:p text:style-name="P2"><text:span text:style-name="T20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0.322cm" svg:height="0.17cm" svg:x="17.96cm" svg:y="31.145cm">
          <text:p text:style-name="P2"><text:span text:style-name="T20">編集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0.321cm" svg:height="0.169cm" svg:x="17.958cm" svg:y="30.865cm">
          <text:p text:style-name="P2"><text:span text:style-name="T20">追加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0.691cm" svg:height="0.155cm" svg:x="16.8cm" svg:y="30.865cm">
          <text:p text:style-name="P2"><text:span text:style-name="T20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3" draw:layer="layout" svg:width="1.956cm" svg:height="0.535cm" svg:x="16.827cm" svg:y="29.005cm">
          <draw:text-box>
            <text:p text:style-name="P2"><text:span text:style-name="T6">管理者画面</text:span></text:p>
          </draw:text-box>
        </draw:frame>
        <draw:frame draw:style-name="gr27" draw:text-style-name="P24" draw:layer="layout" svg:width="1.666cm" svg:height="0.569cm" svg:x="21.9cm" svg:y="30.331cm">
          <draw:text-box>
            <text:p text:style-name="P2"><text:span text:style-name="T21">編集</text:span></text:p>
          </draw:text-box>
        </draw:frame>
        <draw:custom-shape draw:style-name="gr5" draw:text-style-name="P2" draw:layer="layout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8cm" svg:x="22.577cm" svg:y="31.047cm">
          <text:p text:style-name="P2"><text:span text:style-name="T20">名前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8cm" svg:x="22.588cm" svg:y="31.325cm">
          <text:p text:style-name="P2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7cm" svg:x="22.581cm" svg:y="31.598cm">
          <text:p text:style-name="P2"><text:span text:style-name="T20">パスワード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7cm" svg:x="22.581cm" svg:y="31.926cm">
          <text:p text:style-name="P2"><text:span text:style-name="T20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8cm" svg:x="22.588cm" svg:y="32.276cm">
          <text:p text:style-name="P2"><text:span text:style-name="T20">T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008cm" svg:x="22.581cm" svg:y="32.748cm">
          <text:p text:style-name="P2"><text:span text:style-name="T20">所属</text:span></text:p>
          <text:p text:style-name="P2"><text:span text:style-name="T20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8" draw:text-style-name="P24" draw:layer="layout" svg:width="1.666cm" svg:height="0.569cm" svg:x="21.966cm" svg:y="32.931cm">
          <draw:text-box>
            <text:p text:style-name="P2"><text:span text:style-name="T21">通知</text:span></text:p>
          </draw:text-box>
        </draw:frame>
        <draw:custom-shape draw:style-name="gr11" draw:text-style-name="P27" draw:layer="layout" svg:width="1.054cm" svg:height="0.172cm" svg:x="23.486cm" svg:y="33.577cm">
          <text:p text:style-name="P26"><text:span text:style-name="T20">　　</text:span><text:span text:style-name="T20">3</text:span><text:span text:style-name="T20">日前　　▼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7cm" svg:x="22.631cm" svg:y="33.577cm">
          <text:p text:style-name="P2"><text:span text:style-name="T20">見積書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1.054cm" svg:height="0.172cm" svg:x="23.491cm" svg:y="33.861cm">
          <text:p text:style-name="P2"><text:span text:style-name="T20">10</text:span><text:span text:style-name="T20">日以内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7cm" svg:x="22.642cm" svg:y="33.855cm">
          <text:p text:style-name="P2"><text:span text:style-name="T20">発注書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8cm" svg:x="22.635cm" svg:y="34.127cm">
          <text:p text:style-name="P2"><text:span text:style-name="T20">納品書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8cm" svg:x="22.635cm" svg:y="34.455cm">
          <text:p text:style-name="P2"><text:span text:style-name="T20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8cm" svg:x="22.642cm" svg:y="34.805cm">
          <text:p text:style-name="P2"><text:span text:style-name="T20">領収書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5cm" svg:height="0.157cm" svg:x="24.68cm" svg:y="33.299cm">
          <text:p text:style-name="P2"><text:span text:style-name="T20">全員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704cm" svg:height="0.157cm" svg:x="25.532cm" svg:y="33.299cm">
          <text:p text:style-name="P2"><text:span text:style-name="T20">本人のみ</text:span></text:p>
          <draw:enhanced-geometry svg:viewBox="0 0 21600 21600" draw:type="rectangle" draw:enhanced-path="M 0 0 L 21600 0 21600 21600 0 21600 0 0 Z N"/>
        </draw:custom-shape>
        <draw:circle draw:style-name="gr10" draw:text-style-name="P2" draw:layer="layout" svg:width="0.2cm" svg:height="0.2cm" svg:x="24.934cm" svg:y="33.548cm">
          <text:p/>
        </draw:circle>
        <draw:circle draw:style-name="gr10" draw:text-style-name="P2" draw:layer="layout" svg:width="0.2cm" svg:height="0.2cm" svg:x="24.934cm" svg:y="33.848cm">
          <text:p/>
        </draw:circle>
        <draw:circle draw:style-name="gr10" draw:text-style-name="P2" draw:layer="layout" svg:width="0.2cm" svg:height="0.2cm" svg:x="24.934cm" svg:y="34.149cm">
          <text:p/>
        </draw:circle>
        <draw:circle draw:style-name="gr10" draw:text-style-name="P2" draw:layer="layout" svg:width="0.2cm" svg:height="0.2cm" svg:x="24.934cm" svg:y="34.449cm">
          <text:p/>
        </draw:circle>
        <draw:circle draw:style-name="gr10" draw:text-style-name="P2" draw:layer="layout" svg:width="0.2cm" svg:height="0.2cm" svg:x="24.934cm" svg:y="34.799cm">
          <text:p/>
        </draw:circle>
        <draw:circle draw:style-name="gr10" draw:text-style-name="P2" draw:layer="layout" svg:width="0.2cm" svg:height="0.2cm" svg:x="24.934cm" svg:y="33.849cm">
          <text:p/>
        </draw:circle>
        <draw:circle draw:style-name="gr10" draw:text-style-name="P2" draw:layer="layout" svg:width="0.2cm" svg:height="0.2cm" svg:x="24.934cm" svg:y="34.149cm">
          <text:p/>
        </draw:circle>
        <draw:circle draw:style-name="gr10" draw:text-style-name="P2" draw:layer="layout" svg:width="0.2cm" svg:height="0.2cm" svg:x="24.934cm" svg:y="34.449cm">
          <text:p/>
        </draw:circle>
        <draw:circle draw:style-name="gr10" draw:text-style-name="P2" draw:layer="layout" svg:width="0.2cm" svg:height="0.2cm" svg:x="24.934cm" svg:y="34.799cm">
          <text:p/>
        </draw:circle>
        <draw:circle draw:style-name="gr10" draw:text-style-name="P2" draw:layer="layout" svg:width="0.2cm" svg:height="0.2cm" svg:x="25.785cm" svg:y="33.549cm">
          <text:p/>
        </draw:circle>
        <draw:circle draw:style-name="gr10" draw:text-style-name="P2" draw:layer="layout" svg:width="0.2cm" svg:height="0.2cm" svg:x="25.785cm" svg:y="33.849cm">
          <text:p/>
        </draw:circle>
        <draw:circle draw:style-name="gr10" draw:text-style-name="P2" draw:layer="layout" svg:width="0.2cm" svg:height="0.2cm" svg:x="25.785cm" svg:y="34.149cm">
          <text:p/>
        </draw:circle>
        <draw:circle draw:style-name="gr10" draw:text-style-name="P2" draw:layer="layout" svg:width="0.2cm" svg:height="0.2cm" svg:x="25.785cm" svg:y="34.449cm">
          <text:p/>
        </draw:circle>
        <draw:circle draw:style-name="gr10" draw:text-style-name="P2" draw:layer="layout" svg:width="0.2cm" svg:height="0.2cm" svg:x="25.785cm" svg:y="34.799cm">
          <text:p/>
        </draw:circle>
        <draw:ellipse draw:style-name="gr10" draw:text-style-name="P2" draw:layer="layout" svg:width="0.201cm" svg:height="0.2cm" svg:x="25.785cm" svg:y="33.849cm">
          <text:p/>
        </draw:ellipse>
        <draw:ellipse draw:style-name="gr10" draw:text-style-name="P2" draw:layer="layout" svg:width="0.201cm" svg:height="0.2cm" svg:x="25.785cm" svg:y="34.15cm">
          <text:p/>
        </draw:ellipse>
        <draw:ellipse draw:style-name="gr10" draw:text-style-name="P2" draw:layer="layout" svg:width="0.201cm" svg:height="0.2cm" svg:x="25.785cm" svg:y="34.45cm">
          <text:p/>
        </draw:ellipse>
        <draw:ellipse draw:style-name="gr10" draw:text-style-name="P2" draw:layer="layout" svg:width="0.201cm" svg:height="0.2cm" svg:x="25.785cm" svg:y="34.8cm">
          <text:p/>
        </draw:ellipse>
        <draw:circle draw:style-name="gr29" draw:text-style-name="P2" draw:layer="layout" svg:width="0.1cm" svg:height="0.1cm" svg:x="24.984cm" svg:y="33.598cm">
          <text:p/>
        </draw:circle>
        <draw:frame draw:style-name="gr3" draw:text-style-name="P4" draw:layer="layout" svg:width="1.33cm" svg:height="0.505cm" svg:x="16.8cm" svg:y="28.4cm">
          <draw:text-box>
            <text:p text:style-name="P2"><text:span text:style-name="T3">Fig9</text:span></text:p>
          </draw:text-box>
        </draw:frame>
        <draw:frame draw:style-name="gr3" draw:text-style-name="P4" draw:layer="layout" svg:width="1.33cm" svg:height="0.505cm" svg:x="22.566cm" svg:y="29.99cm">
          <draw:text-box>
            <text:p text:style-name="P2"><text:span text:style-name="T3">Fig9.1</text:span></text:p>
          </draw:text-box>
        </draw:frame>
        <draw:rect draw:style-name="gr8" draw:text-style-name="P2" draw:layer="layout" svg:width="2.2cm" svg:height="3.3cm" svg:x="16.6cm" svg:y="28.3cm">
          <text:p/>
        </draw:rect>
        <draw:rect draw:style-name="gr8" draw:text-style-name="P2" draw:layer="layout" svg:width="4.5cm" svg:height="5.5cm" svg:x="22.066cm" svg:y="29.9cm">
          <text:p/>
        </draw:rect>
        <draw:line draw:style-name="gr30" draw:text-style-name="P2" draw:layer="layout" svg:x1="13.3cm" svg:y1="22.5cm" svg:x2="1.9cm" svg:y2="22.497cm">
          <text:p/>
        </draw:line>
        <draw:line draw:style-name="gr31" draw:text-style-name="P2" draw:layer="layout" svg:x1="1.9cm" svg:y1="22.5cm" svg:x2="1.9cm" svg:y2="23.1cm">
          <text:p/>
        </draw:line>
        <draw:line draw:style-name="gr30" draw:text-style-name="P2" draw:layer="layout" svg:x1="22cm" svg:y1="22.5cm" svg:x2="17.6cm" svg:y2="22.5cm">
          <text:p/>
        </draw:line>
        <draw:line draw:style-name="gr31" draw:text-style-name="P2" draw:layer="layout" svg:x1="22cm" svg:y1="22.5cm" svg:x2="22cm" svg:y2="23.1cm">
          <text:p/>
        </draw:line>
        <draw:line draw:style-name="gr31" draw:text-style-name="P2" draw:layer="layout" svg:x1="16.6cm" svg:y1="23.9cm" svg:x2="16.6cm" svg:y2="28.3cm">
          <text:p/>
        </draw:line>
        <draw:line draw:style-name="gr31" draw:text-style-name="P2" draw:layer="layout" svg:x1="18.3cm" svg:y1="29.9cm" svg:x2="22.1cm" svg:y2="29.9cm">
          <text:p/>
        </draw:line>
        <draw:line draw:style-name="gr31" draw:text-style-name="P2" draw:layer="layout" svg:x1="1.082cm" svg:y1="33.9cm" svg:x2="1.082cm" svg:y2="34.9cm">
          <text:p/>
        </draw:line>
        <draw:line draw:style-name="gr31" draw:text-style-name="P2" draw:layer="layout" svg:x1="8.9cm" svg:y1="26cm" svg:x2="8.8cm" svg:y2="34.9cm">
          <text:p/>
        </draw:line>
        <draw:line draw:style-name="gr31" draw:text-style-name="P2" draw:layer="layout" svg:x1="1.9cm" svg:y1="13cm" svg:x2="1.9cm" svg:y2="13.6cm">
          <text:p/>
        </draw:line>
        <draw:line draw:style-name="gr31" draw:text-style-name="P2" draw:layer="layout" svg:x1="21.4cm" svg:y1="13.8cm" svg:x2="22cm" svg:y2="13.8cm">
          <text:p/>
        </draw:line>
        <draw:line draw:style-name="gr31" draw:text-style-name="P2" draw:layer="layout" svg:x1="14.9cm" svg:y1="2.6cm" svg:x2="22.6cm" svg:y2="2.6cm">
          <text:p/>
        </draw:line>
        <draw:line draw:style-name="gr31" draw:text-style-name="P2" draw:layer="layout" svg:x1="7.5cm" svg:y1="1.6cm" svg:x2="7.5cm" svg:y2="2.2cm">
          <text:p/>
        </draw:line>
        <draw:line draw:style-name="gr30" draw:text-style-name="P2" draw:layer="layout" svg:x1="13.3cm" svg:y1="21.4cm" svg:x2="7.7cm" svg:y2="21.4cm">
          <text:p/>
        </draw:line>
        <draw:line draw:style-name="gr30" draw:text-style-name="P2" draw:layer="layout" svg:x1="7.7cm" svg:y1="13.001cm" svg:x2="1.9cm" svg:y2="13cm">
          <text:p/>
        </draw:line>
        <draw:line draw:style-name="gr30" draw:text-style-name="P2" draw:layer="layout" svg:x1="7.7cm" svg:y1="21.4cm" svg:x2="7.7cm" svg:y2="13cm">
          <text:p/>
        </draw:line>
        <draw:line draw:style-name="gr30" draw:text-style-name="P2" draw:layer="layout" svg:x1="21.4cm" svg:y1="21.402cm" svg:x2="17.6cm" svg:y2="21.4cm">
          <text:p/>
        </draw:line>
        <draw:line draw:style-name="gr30" draw:text-style-name="P2" draw:layer="layout" svg:x1="21.4cm" svg:y1="21.4cm" svg:x2="21.4cm" svg:y2="13.8cm">
          <text:p/>
        </draw:line>
        <draw:custom-shape draw:style-name="gr5" draw:text-style-name="P2" draw:layer="layout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2cm" svg:height="0.171cm" svg:x="3.376cm" svg:y="6.811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2cm" svg:height="0.17cm" svg:x="5.678cm" svg:y="6.424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2cm" svg:height="0.17cm" svg:x="5.139cm" svg:y="7.555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2cm" svg:height="0.171cm" svg:x="5.678cm" svg:y="6.811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3.874cm" svg:y="7.16cm">
          <text:p text:style-name="P2"><text:span text:style-name="T4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2cm" svg:y="7.896cm">
          <text:p text:style-name="P2"><text:span text:style-name="T4">ロット</text:span><text:span text:style-name="T4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2cm" svg:y="6.811cm">
          <text:p text:style-name="P2"><text:span text:style-name="T4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3.874cm" svg:y="6.811cm">
          <text:p text:style-name="P2"><text:span text:style-name="T4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2cm" svg:y="7.16cm">
          <text:p text:style-name="P2"><text:span text:style-name="T4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2cm" svg:y="7.548cm">
          <text:p text:style-name="P2"><text:span text:style-name="T4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2cm" svg:y="6.424cm">
          <text:p text:style-name="P2"><text:span text:style-name="T4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3.874cm" svg:y="6.424cm">
          <text:p text:style-name="P2"><text:span text:style-name="T4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1cm" svg:height="0.156cm" svg:x="3.836cm" svg:y="7.903cm">
          <text:p text:style-name="P2"><text:span text:style-name="T4">発送伝票</text:span><text:span text:style-name="T4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843cm" svg:height="0.263cm" svg:x="1.572cm" svg:y="6cm">
          <text:p text:style-name="P2"><text:span text:style-name="T6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34cm" svg:y="8.23cm">
          <text:p text:style-name="P2"><text:span text:style-name="T4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cm" svg:y="8.57cm">
          <text:p text:style-name="P2"><text:span text:style-name="T4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3.9cm" svg:y="8.23cm">
          <text:p text:style-name="P2"><text:span text:style-name="T4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2cm" svg:height="0.156cm" svg:x="1.572cm" svg:y="8.929cm">
          <text:p text:style-name="P2"><text:span text:style-name="T4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22cm" svg:height="0.17cm" svg:x="5.139cm" svg:y="8.93cm">
          <text:p text:style-name="P2"><text:span text:style-name="T4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" draw:layer="layout" svg:width="1.2cm" svg:height="0.505cm" svg:x="1.3cm" svg:y="5.4cm">
          <draw:text-box>
            <text:p text:style-name="P2"><text:span text:style-name="T3">Fig2.1</text:span></text:p>
          </draw:text-box>
        </draw:frame>
        <draw:rect draw:style-name="gr8" draw:text-style-name="P2" draw:layer="layout" svg:width="4.9cm" svg:height="3.9cm" svg:x="1.3cm" svg:y="5.4cm">
          <text:p/>
        </draw:rect>
        <draw:line draw:style-name="gr31" draw:text-style-name="P2" draw:layer="layout" svg:x1="1.3cm" svg:y1="4.9cm" svg:x2="1.3cm" svg:y2="5.4cm">
          <text:p/>
        </draw:line>
        <draw:line draw:style-name="gr30" draw:text-style-name="P2" draw:layer="layout" svg:x1="8cm" svg:y1="4.905cm" svg:x2="1.3cm" svg:y2="4.905cm">
          <text:p/>
        </draw:line>
        <draw:line draw:style-name="gr30" draw:text-style-name="P2" draw:layer="layout" svg:x1="14.3cm" svg:y1="1.605cm" svg:x2="7.5cm" svg:y2="1.605cm">
          <text:p/>
        </draw:line>
        <draw:line draw:style-name="gr30" draw:text-style-name="P2" draw:layer="layout" svg:x1="14.3cm" svg:y1="19.8cm" svg:x2="14.3cm" svg:y2="1.6cm">
          <text:p/>
        </draw:line>
        <draw:custom-shape draw:style-name="gr5" draw:text-style-name="P2" draw:layer="layout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23cm" svg:height="0.17cm" svg:x="20.019cm" svg:y="8.022cm">
          <text:p text:style-name="P2"><text:span text:style-name="T4">選択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95cm" svg:height="0.156cm" svg:x="15.898cm" svg:y="8.408cm">
          <text:p text:style-name="P2"><text:span text:style-name="T4">製品名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95cm" svg:height="0.156cm" svg:x="15.898cm" svg:y="8.022cm">
          <text:p text:style-name="P2"><text:span text:style-name="T4">日付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94cm" svg:height="0.156cm" svg:x="18.209cm" svg:y="8.022cm">
          <text:p text:style-name="P2"><text:span text:style-name="T4">更新日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5cm" svg:height="0.262cm" svg:x="15.898cm" svg:y="7.6cm">
          <text:p text:style-name="P2"><text:span text:style-name="T6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9" draw:layer="layout" svg:width="0.694cm" svg:height="0.156cm" svg:x="17.134cm" svg:y="8.723cm">
            <text:p text:style-name="P2"><text:span text:style-name="T22">納品経路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2cm" svg:height="0.34cm" svg:x="15.991cm" svg:y="9.066cm">
            <text:p text:style-name="P2"><text:span text:style-name="T4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322cm" svg:height="0.34cm" svg:x="16.719cm" svg:y="9.066cm">
            <text:p text:style-name="P2"><text:span text:style-name="T4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502cm" svg:height="0.34cm" svg:x="15.991cm" svg:y="9.634cm">
            <text:p text:style-name="P2"><text:span text:style-name="T4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6.323cm" svg:y1="9.246cm" svg:x2="16.711cm" svg:y2="9.246cm">
            <text:p/>
          </draw:line>
          <draw:line draw:style-name="gr10" draw:text-style-name="P2" draw:layer="layout" svg:x1="17.051cm" svg:y1="9.246cm" svg:x2="17.512cm" svg:y2="9.246cm">
            <text:p/>
          </draw:line>
          <draw:line draw:style-name="gr10" draw:text-style-name="P2" draw:layer="layout" svg:x1="16.493cm" svg:y1="9.804cm" svg:x2="17.512cm" svg:y2="9.804cm">
            <text:p/>
          </draw:line>
          <draw:line draw:style-name="gr10" draw:text-style-name="P2" draw:layer="layout" svg:x1="17.512cm" svg:y1="9.804cm" svg:x2="17.512cm" svg:y2="9.246cm">
            <text:p/>
          </draw:line>
          <draw:line draw:style-name="gr10" draw:text-style-name="P2" draw:layer="layout" svg:x1="17.512cm" svg:y1="9.513cm" svg:x2="18.192cm" svg:y2="9.513cm">
            <text:p/>
          </draw:line>
          <draw:custom-shape draw:style-name="gr6" draw:text-style-name="P5" draw:layer="layout" svg:width="0.323cm" svg:height="0.34cm" svg:x="18.192cm" svg:y="9.343cm">
            <text:p text:style-name="P2"><text:span text:style-name="T4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502cm" svg:height="0.34cm" svg:x="18.993cm" svg:y="9.343cm">
            <text:p text:style-name="P2"><text:span text:style-name="T4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8.508cm" svg:y1="9.513cm" svg:x2="18.969cm" svg:y2="9.513cm">
            <text:p/>
          </draw:line>
        </draw:g>
        <draw:g>
          <draw:custom-shape draw:style-name="gr11" draw:text-style-name="P5" draw:layer="layout" svg:width="1.761cm" svg:height="0.17cm" svg:x="16.632cm" svg:y="10.207cm">
            <text:p text:style-name="P2"><text:span text:style-name="T4">取引先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626cm" svg:y="10.207cm">
            <text:p text:style-name="P2"><text:span text:style-name="T4">削除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95cm" svg:height="0.155cm" svg:x="15.898cm" svg:y="10.207cm">
            <text:p text:style-name="P2"><text:span text:style-name="T4">製造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0.322cm" svg:height="0.17cm" svg:x="18.462cm" svg:y="10.207cm">
            <text:p text:style-name="P2"><text:span text:style-name="T23">発注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8.85cm" svg:y="10.207cm">
            <text:p text:style-name="P2"><text:span text:style-name="T4">個数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2cm" svg:height="0.17cm" svg:x="19.239cm" svg:y="10.207cm">
            <text:p text:style-name="P2"><text:span text:style-name="T4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34" draw:text-style-name="P28" draw:layer="layout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.761cm" svg:height="0.17cm" svg:x="16.628cm" svg:y="10.449cm">
            <text:p text:style-name="P2"><text:span text:style-name="T4">取引先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622cm" svg:y="10.449cm">
            <text:p text:style-name="P2"><text:span text:style-name="T4">削除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95cm" svg:height="0.155cm" svg:x="15.894cm" svg:y="10.449cm">
            <text:p text:style-name="P2"><text:span text:style-name="T4">加工</text:span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0.322cm" svg:height="0.17cm" svg:x="18.458cm" svg:y="10.449cm">
            <text:p text:style-name="P2"><text:span text:style-name="T23">発注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8.846cm" svg:y="10.449cm">
            <text:p text:style-name="P2"><text:span text:style-name="T4">個数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2cm" svg:height="0.17cm" svg:x="19.235cm" svg:y="10.449cm">
            <text:p text:style-name="P2"><text:span text:style-name="T4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1.761cm" svg:height="0.17cm" svg:x="16.628cm" svg:y="10.678cm">
            <text:p text:style-name="P2"><text:span text:style-name="T4">取引先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622cm" svg:y="10.678cm">
            <text:p text:style-name="P2"><text:span text:style-name="T4">削除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95cm" svg:height="0.155cm" svg:x="15.894cm" svg:y="10.678cm">
            <text:p text:style-name="P2"><text:span text:style-name="T4">加工</text:span><text:span text:style-name="T4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0.322cm" svg:height="0.17cm" svg:x="18.458cm" svg:y="10.678cm">
            <text:p text:style-name="P2"><text:span text:style-name="T23">発注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69cm" svg:x="18.846cm" svg:y="10.679cm">
            <text:p text:style-name="P2"><text:span text:style-name="T4">個数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2cm" svg:height="0.169cm" svg:x="19.235cm" svg:y="10.679cm">
            <text:p text:style-name="P2"><text:span text:style-name="T4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1.761cm" svg:height="0.17cm" svg:x="16.628cm" svg:y="10.898cm">
            <text:p text:style-name="P2"><text:span text:style-name="T4">取引先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622cm" svg:y="10.898cm">
            <text:p text:style-name="P2"><text:span text:style-name="T4">削除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95cm" svg:height="0.156cm" svg:x="15.894cm" svg:y="10.898cm">
            <text:p text:style-name="P2"><text:span text:style-name="T4">代理店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0.322cm" svg:height="0.17cm" svg:x="18.458cm" svg:y="10.898cm">
            <text:p text:style-name="P2"><text:span text:style-name="T23">発注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8.846cm" svg:y="10.899cm">
            <text:p text:style-name="P2"><text:span text:style-name="T4">個数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2cm" svg:height="0.17cm" svg:x="19.235cm" svg:y="10.899cm">
            <text:p text:style-name="P2"><text:span text:style-name="T4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1.762cm" svg:height="0.17cm" svg:x="16.625cm" svg:y="11.128cm">
            <text:p text:style-name="P2"><text:span text:style-name="T4">取引先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619cm" svg:y="11.128cm">
            <text:p text:style-name="P2"><text:span text:style-name="T4">削除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94cm" svg:height="0.155cm" svg:x="15.892cm" svg:y="11.128cm">
            <text:p text:style-name="P2"><text:span text:style-name="T4">倉庫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0.323cm" svg:height="0.17cm" svg:x="18.455cm" svg:y="11.128cm">
            <text:p text:style-name="P2"><text:span text:style-name="T23">発注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8.843cm" svg:y="11.128cm">
            <text:p text:style-name="P2"><text:span text:style-name="T4">個数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232cm" svg:y="11.128cm">
            <text:p text:style-name="P2"><text:span text:style-name="T4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1.761cm" svg:height="0.17cm" svg:x="16.628cm" svg:y="11.348cm">
            <text:p text:style-name="P2"><text:span text:style-name="T4">取引先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9.622cm" svg:y="11.348cm">
            <text:p text:style-name="P2"><text:span text:style-name="T4">削除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95cm" svg:height="0.156cm" svg:x="15.894cm" svg:y="11.348cm">
            <text:p text:style-name="P2"><text:span text:style-name="T4">納品先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9" draw:layer="layout" svg:width="0.322cm" svg:height="0.17cm" svg:x="18.458cm" svg:y="11.348cm">
            <text:p text:style-name="P2"><text:span text:style-name="T23">発注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3cm" svg:height="0.17cm" svg:x="18.846cm" svg:y="11.349cm">
            <text:p text:style-name="P2"><text:span text:style-name="T4">個数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22cm" svg:height="0.17cm" svg:x="19.235cm" svg:y="11.349cm">
            <text:p text:style-name="P2"><text:span text:style-name="T4">小計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.43cm" svg:height="0.505cm" svg:x="15.912cm" svg:y="6.7cm">
          <draw:text-box>
            <text:p text:style-name="P2"><text:span text:style-name="T3">Fig3.1</text:span></text:p>
          </draw:text-box>
        </draw:frame>
        <draw:rect draw:style-name="gr8" draw:text-style-name="P2" draw:layer="layout" svg:width="5.047cm" svg:height="5.553cm" svg:x="15.595cm" svg:y="6.547cm">
          <text:p/>
        </draw:rect>
        <draw:line draw:style-name="gr31" draw:text-style-name="P2" draw:layer="layout" svg:x1="15.6cm" svg:y1="5.4cm" svg:x2="15.6cm" svg:y2="6.6cm">
          <text:p/>
        </draw:line>
        <draw:line draw:style-name="gr30" draw:text-style-name="P2" draw:layer="layout" svg:x1="22.8cm" svg:y1="5.4cm" svg:x2="15.6cm" svg:y2="5.4cm">
          <text:p/>
        </draw:line>
        <draw:line draw:style-name="gr30" draw:text-style-name="P2" draw:layer="layout" svg:x1="16.6cm" svg:y1="19.8cm" svg:x2="16.6cm" svg:y2="15.8cm">
          <text:p/>
        </draw:line>
        <draw:line draw:style-name="gr30" draw:text-style-name="P2" draw:layer="layout" svg:x1="16.6cm" svg:y1="15.8cm" svg:x2="14.9cm" svg:y2="15.8cm">
          <text:p/>
        </draw:line>
        <draw:line draw:style-name="gr30" draw:text-style-name="P2" draw:layer="layout" svg:x1="14.9cm" svg:y1="15.8cm" svg:x2="14.9cm" svg:y2="2.6cm">
          <text:p/>
        </draw:line>
        <draw:frame draw:style-name="gr35" draw:text-style-name="P30" draw:layer="layout" svg:width="2.487cm" svg:height="0.535cm" svg:x="16.53cm" svg:y="36.465cm">
          <draw:text-box>
            <text:p><text:span text:style-name="T24">企業別売上一覧</text:span></text:p>
          </draw:text-box>
        </draw:frame>
        <draw:line draw:style-name="gr10" draw:text-style-name="P2" draw:layer="layout" svg:x1="16.4cm" svg:y1="39.106cm" svg:x2="26.1cm" svg:y2="39.106cm">
          <text:p/>
        </draw:line>
        <draw:line draw:style-name="gr10" draw:text-style-name="P2" draw:layer="layout" svg:x1="17.6cm" svg:y1="38.706cm" svg:x2="17.6cm" svg:y2="40.1cm">
          <text:p/>
        </draw:line>
        <draw:frame draw:style-name="gr36" draw:text-style-name="P31" draw:layer="layout" svg:width="0.7cm" svg:height="0.391cm" svg:x="16.4cm" svg:y="38.806cm">
          <draw:text-box>
            <text:p><text:span text:style-name="T25">Ｎｏ</text:span></text:p>
          </draw:text-box>
        </draw:frame>
        <draw:frame draw:style-name="gr16" draw:text-style-name="P31" draw:layer="layout" svg:width="1.3cm" svg:height="0.408cm" svg:x="17.6cm" svg:y="38.407cm">
          <draw:text-box>
            <text:p><text:span text:style-name="T25">単位</text:span><text:span text:style-name="T25">(</text:span><text:span text:style-name="T25">千円</text:span><text:span text:style-name="T25">)</text:span></text:p>
          </draw:text-box>
        </draw:frame>
        <draw:frame draw:style-name="gr37" draw:text-style-name="P31" draw:layer="layout" svg:width="1.15cm" svg:height="0.408cm" svg:x="17.55cm" svg:y="39.156cm">
          <draw:text-box>
            <text:p><text:span text:style-name="T25">120(35)</text:span></text:p>
          </draw:text-box>
        </draw:frame>
        <draw:frame draw:style-name="gr38" draw:text-style-name="P32" draw:layer="layout" svg:width="0.584cm" svg:height="0.955cm" svg:x="22cm" svg:y="38.806cm">
          <draw:text-box>
            <text:p><text:span text:style-name="T2"/></text:p>
            <text:p><text:span text:style-name="T2"/></text:p>
          </draw:text-box>
        </draw:frame>
        <draw:frame draw:style-name="gr39" draw:text-style-name="P31" draw:layer="layout" svg:width="1.05cm" svg:height="0.391cm" svg:x="16.75cm" svg:y="38.793cm">
          <draw:text-box>
            <text:p><text:span text:style-name="T25">企業名</text:span></text:p>
          </draw:text-box>
        </draw:frame>
        <draw:frame draw:style-name="gr40" draw:text-style-name="P33" draw:layer="layout" svg:width="0.8cm" svg:height="0.408cm" svg:x="17.6cm" svg:y="38.811cm">
          <draw:text-box>
            <text:p><text:span text:style-name="T26">1</text:span><text:span text:style-name="T26">月</text:span></text:p>
          </draw:text-box>
        </draw:frame>
        <draw:frame draw:style-name="gr41" draw:text-style-name="P31" draw:layer="layout" svg:width="0.95cm" svg:height="0.528cm" svg:x="17.55cm" svg:y="39.456cm">
          <draw:text-box>
            <text:p><text:span text:style-name="T25"><text:s/></text:span><text:span text:style-name="T25">80(8)</text:span></text:p>
          </draw:text-box>
        </draw:frame>
        <draw:frame draw:style-name="gr36" draw:text-style-name="P31" draw:layer="layout" svg:width="1.35cm" svg:height="0.408cm" svg:x="16.65cm" svg:y="39.084cm">
          <draw:text-box>
            <text:p><text:span text:style-name="T25">株式会社</text:span><text:span text:style-name="T25">A</text:span></text:p>
          </draw:text-box>
        </draw:frame>
        <draw:frame draw:style-name="gr37" draw:text-style-name="P31" draw:layer="layout" svg:width="1.25cm" svg:height="0.408cm" svg:x="16.65cm" svg:y="39.476cm">
          <draw:text-box>
            <text:p><text:span text:style-name="T25">株式会社</text:span><text:span text:style-name="T25">B</text:span></text:p>
          </draw:text-box>
        </draw:frame>
        <draw:line draw:style-name="gr10" draw:text-style-name="P2" draw:layer="layout" svg:x1="16.4cm" svg:y1="39.456cm" svg:x2="26.1cm" svg:y2="39.456cm">
          <text:p/>
        </draw:line>
        <draw:line draw:style-name="gr10" draw:text-style-name="P2" draw:layer="layout" svg:x1="16.4cm" svg:y1="38.706cm" svg:x2="26.1cm" svg:y2="38.706cm">
          <text:p/>
        </draw:line>
        <draw:frame draw:style-name="gr26" draw:text-style-name="P31" draw:layer="layout" svg:width="0.8cm" svg:height="0.4cm" svg:x="25.3cm" svg:y="38.8cm">
          <draw:text-box>
            <text:p><text:span text:style-name="T25">合計</text:span></text:p>
          </draw:text-box>
        </draw:frame>
        <draw:line draw:style-name="gr10" draw:text-style-name="P2" draw:layer="layout" svg:x1="16.4cm" svg:y1="38cm" svg:x2="16.4cm" svg:y2="40.1cm">
          <text:p/>
        </draw:line>
        <draw:line draw:style-name="gr10" draw:text-style-name="P2" draw:layer="layout" svg:x1="16.4cm" svg:y1="40.1cm" svg:x2="26.1cm" svg:y2="40.095cm">
          <text:p/>
        </draw:line>
        <draw:line draw:style-name="gr10" draw:text-style-name="P2" draw:layer="layout" svg:x1="25.4cm" svg:y1="38.706cm" svg:x2="25.4cm" svg:y2="40.1cm">
          <text:p/>
        </draw:line>
        <draw:line draw:style-name="gr10" draw:text-style-name="P2" draw:layer="layout" svg:x1="26.1cm" svg:y1="38cm" svg:x2="26.1cm" svg:y2="40.1cm">
          <text:p/>
        </draw:line>
        <draw:frame draw:style-name="gr42" draw:text-style-name="P31" draw:layer="layout" svg:width="0.949cm" svg:height="0.391cm" svg:x="24.587cm" svg:y="39.756cm">
          <draw:text-box>
            <text:p><text:span text:style-name="T25">合計</text:span></text:p>
          </draw:text-box>
        </draw:frame>
        <draw:frame draw:style-name="gr43" draw:text-style-name="P31" draw:layer="layout" svg:width="0.9cm" svg:height="0.408cm" svg:x="18.2cm" svg:y="39.152cm">
          <draw:text-box>
            <text:p><text:span text:style-name="T25">90(15)</text:span></text:p>
          </draw:text-box>
        </draw:frame>
        <draw:frame draw:style-name="gr44" draw:text-style-name="P33" draw:layer="layout" svg:width="0.75cm" svg:height="0.408cm" svg:x="18.25cm" svg:y="38.806cm">
          <draw:text-box>
            <text:p><text:span text:style-name="T26">2</text:span><text:span text:style-name="T26">月</text:span></text:p>
          </draw:text-box>
        </draw:frame>
        <draw:frame draw:style-name="gr36" draw:text-style-name="P31" draw:layer="layout" svg:width="1cm" svg:height="0.408cm" svg:x="18.2cm" svg:y="39.451cm">
          <draw:text-box>
            <text:p><text:span text:style-name="T25">120(35)</text:span></text:p>
          </draw:text-box>
        </draw:frame>
        <draw:frame draw:style-name="gr37" draw:text-style-name="P31" draw:layer="layout" svg:width="0.9cm" svg:height="0.408cm" svg:x="18.8cm" svg:y="39.176cm">
          <draw:text-box>
            <text:p><text:span text:style-name="T25">78(21)</text:span></text:p>
          </draw:text-box>
        </draw:frame>
        <draw:frame draw:style-name="gr45" draw:text-style-name="P33" draw:layer="layout" svg:width="0.75cm" svg:height="0.408cm" svg:x="18.85cm" svg:y="38.811cm">
          <draw:text-box>
            <text:p><text:span text:style-name="T26">3</text:span><text:span text:style-name="T26">月</text:span></text:p>
          </draw:text-box>
        </draw:frame>
        <draw:frame draw:style-name="gr36" draw:text-style-name="P31" draw:layer="layout" svg:width="0.9cm" svg:height="0.408cm" svg:x="18.8cm" svg:y="39.456cm">
          <draw:text-box>
            <text:p><text:span text:style-name="T25">83(5)</text:span></text:p>
          </draw:text-box>
        </draw:frame>
        <draw:frame draw:style-name="gr36" draw:text-style-name="P31" draw:layer="layout" svg:width="0.95cm" svg:height="0.408cm" svg:x="19.45cm" svg:y="39.152cm">
          <draw:text-box>
            <text:p><text:span text:style-name="T25">67(12)</text:span></text:p>
          </draw:text-box>
        </draw:frame>
        <draw:frame draw:style-name="gr38" draw:text-style-name="P33" draw:layer="layout" svg:width="0.8cm" svg:height="0.478cm" svg:x="19.5cm" svg:y="38.806cm">
          <draw:text-box>
            <text:p><text:span text:style-name="T26">4</text:span><text:span text:style-name="T26">月</text:span></text:p>
          </draw:text-box>
        </draw:frame>
        <draw:frame draw:style-name="gr36" draw:text-style-name="P31" draw:layer="layout" svg:width="1.05cm" svg:height="0.408cm" svg:x="19.45cm" svg:y="39.451cm">
          <draw:text-box>
            <text:p><text:span text:style-name="T25">78(15)</text:span></text:p>
          </draw:text-box>
        </draw:frame>
        <draw:frame draw:style-name="gr36" draw:text-style-name="P31" draw:layer="layout" svg:width="0.921cm" svg:height="0.408cm" svg:x="20.079cm" svg:y="39.156cm">
          <draw:text-box>
            <text:p><text:span text:style-name="T25">82(24)</text:span></text:p>
          </draw:text-box>
        </draw:frame>
        <draw:frame draw:style-name="gr36" draw:text-style-name="P33" draw:layer="layout" svg:width="0.771cm" svg:height="0.408cm" svg:x="20.129cm" svg:y="38.811cm">
          <draw:text-box>
            <text:p><text:span text:style-name="T26">5</text:span><text:span text:style-name="T26">月</text:span></text:p>
          </draw:text-box>
        </draw:frame>
        <draw:frame draw:style-name="gr36" draw:text-style-name="P31" draw:layer="layout" svg:width="1.021cm" svg:height="0.408cm" svg:x="20.079cm" svg:y="39.456cm">
          <draw:text-box>
            <text:p><text:span text:style-name="T25">79(19)</text:span></text:p>
          </draw:text-box>
        </draw:frame>
        <draw:frame draw:style-name="gr46" draw:text-style-name="P31" draw:layer="layout" svg:width="0.971cm" svg:height="0.532cm" svg:x="20.729cm" svg:y="39.152cm">
          <draw:text-box>
            <text:p><text:span text:style-name="T25">65(18)</text:span></text:p>
          </draw:text-box>
        </draw:frame>
        <draw:frame draw:style-name="gr44" draw:text-style-name="P33" draw:layer="layout" svg:width="0.721cm" svg:height="0.408cm" svg:x="20.779cm" svg:y="38.806cm">
          <draw:text-box>
            <text:p><text:span text:style-name="T26">6</text:span><text:span text:style-name="T26">月</text:span></text:p>
          </draw:text-box>
        </draw:frame>
        <draw:frame draw:style-name="gr47" draw:text-style-name="P31" draw:layer="layout" svg:width="0.971cm" svg:height="0.433cm" svg:x="20.729cm" svg:y="39.451cm">
          <draw:text-box>
            <text:p><text:span text:style-name="T25">73(24)</text:span></text:p>
          </draw:text-box>
        </draw:frame>
        <draw:frame draw:style-name="gr36" draw:text-style-name="P31" draw:layer="layout" svg:width="0.971cm" svg:height="0.408cm" svg:x="21.329cm" svg:y="39.156cm">
          <draw:text-box>
            <text:p><text:span text:style-name="T25">60(20)</text:span></text:p>
          </draw:text-box>
        </draw:frame>
        <draw:frame draw:style-name="gr45" draw:text-style-name="P33" draw:layer="layout" svg:width="0.721cm" svg:height="0.408cm" svg:x="21.379cm" svg:y="38.811cm">
          <draw:text-box>
            <text:p><text:span text:style-name="T26">7</text:span><text:span text:style-name="T26">月</text:span></text:p>
          </draw:text-box>
        </draw:frame>
        <draw:frame draw:style-name="gr37" draw:text-style-name="P31" draw:layer="layout" svg:width="0.971cm" svg:height="0.408cm" svg:x="21.329cm" svg:y="39.456cm">
          <draw:text-box>
            <text:p><text:span text:style-name="T25">67(21)</text:span></text:p>
          </draw:text-box>
        </draw:frame>
        <draw:frame draw:style-name="gr36" draw:text-style-name="P31" draw:layer="layout" svg:width="1.021cm" svg:height="0.408cm" svg:x="21.979cm" svg:y="39.152cm">
          <draw:text-box>
            <text:p><text:span text:style-name="T25">81(21)</text:span></text:p>
          </draw:text-box>
        </draw:frame>
        <draw:frame draw:style-name="gr36" draw:text-style-name="P33" draw:layer="layout" svg:width="0.771cm" svg:height="0.408cm" svg:x="22.029cm" svg:y="38.784cm">
          <draw:text-box>
            <text:p><text:span text:style-name="T26">8</text:span><text:span text:style-name="T26">月</text:span></text:p>
          </draw:text-box>
        </draw:frame>
        <draw:frame draw:style-name="gr48" draw:text-style-name="P31" draw:layer="layout" svg:width="1.021cm" svg:height="0.533cm" svg:x="21.979cm" svg:y="39.451cm">
          <draw:text-box>
            <text:p><text:span text:style-name="T25"><text:s/></text:span><text:span text:style-name="T25">77(18)</text:span></text:p>
          </draw:text-box>
        </draw:frame>
        <draw:frame draw:style-name="gr37" draw:text-style-name="P31" draw:layer="layout" svg:width="1cm" svg:height="0.408cm" svg:x="22.6cm" svg:y="39.156cm">
          <draw:text-box>
            <text:p><text:span text:style-name="T25">110(30)</text:span></text:p>
          </draw:text-box>
        </draw:frame>
        <draw:frame draw:style-name="gr45" draw:text-style-name="P33" draw:layer="layout" svg:width="0.75cm" svg:height="0.408cm" svg:x="22.65cm" svg:y="38.811cm">
          <draw:text-box>
            <text:p><text:span text:style-name="T26">9</text:span><text:span text:style-name="T26">月</text:span></text:p>
          </draw:text-box>
        </draw:frame>
        <draw:frame draw:style-name="gr37" draw:text-style-name="P31" draw:layer="layout" svg:width="1cm" svg:height="0.408cm" svg:x="22.6cm" svg:y="39.456cm">
          <draw:text-box>
            <text:p><text:span text:style-name="T25">107(29)</text:span></text:p>
          </draw:text-box>
        </draw:frame>
        <draw:frame draw:style-name="gr49" draw:text-style-name="P31" draw:layer="layout" svg:width="1.05cm" svg:height="0.432cm" svg:x="23.25cm" svg:y="39.152cm">
          <draw:text-box>
            <text:p><text:span text:style-name="T25">125(37)</text:span></text:p>
          </draw:text-box>
        </draw:frame>
        <draw:frame draw:style-name="gr39" draw:text-style-name="P33" draw:layer="layout" svg:width="0.9cm" svg:height="0.408cm" svg:x="23.3cm" svg:y="38.806cm">
          <draw:text-box>
            <text:p><text:span text:style-name="T26">10</text:span><text:span text:style-name="T26">月</text:span></text:p>
          </draw:text-box>
        </draw:frame>
        <draw:frame draw:style-name="gr47" draw:text-style-name="P31" draw:layer="layout" svg:width="1.05cm" svg:height="0.433cm" svg:x="23.25cm" svg:y="39.451cm">
          <draw:text-box>
            <text:p><text:span text:style-name="T25">101(27)</text:span></text:p>
          </draw:text-box>
        </draw:frame>
        <draw:frame draw:style-name="gr50" draw:text-style-name="P31" draw:layer="layout" svg:width="1.05cm" svg:height="0.428cm" svg:x="23.85cm" svg:y="39.156cm">
          <draw:text-box>
            <text:p><text:span text:style-name="T25">97(26)</text:span></text:p>
          </draw:text-box>
        </draw:frame>
        <draw:frame draw:style-name="gr36" draw:text-style-name="P33" draw:layer="layout" svg:width="0.9cm" svg:height="0.408cm" svg:x="23.9cm" svg:y="38.811cm">
          <draw:text-box>
            <text:p><text:span text:style-name="T26">11</text:span><text:span text:style-name="T26">月</text:span></text:p>
          </draw:text-box>
        </draw:frame>
        <draw:frame draw:style-name="gr41" draw:text-style-name="P31" draw:layer="layout" svg:width="0.95cm" svg:height="0.528cm" svg:x="23.85cm" svg:y="39.456cm">
          <draw:text-box>
            <text:p><text:span text:style-name="T25">92(23)</text:span></text:p>
          </draw:text-box>
        </draw:frame>
        <draw:frame draw:style-name="gr49" draw:text-style-name="P31" draw:layer="layout" svg:width="1cm" svg:height="0.432cm" svg:x="24.5cm" svg:y="39.152cm">
          <draw:text-box>
            <text:p><text:span text:style-name="T25">88(22)</text:span></text:p>
          </draw:text-box>
        </draw:frame>
        <draw:frame draw:style-name="gr36" draw:text-style-name="P33" draw:layer="layout" svg:width="0.85cm" svg:height="0.408cm" svg:x="24.55cm" svg:y="38.806cm">
          <draw:text-box>
            <text:p><text:span text:style-name="T26">12</text:span><text:span text:style-name="T26">月</text:span></text:p>
          </draw:text-box>
        </draw:frame>
        <draw:frame draw:style-name="gr51" draw:text-style-name="P31" draw:layer="layout" svg:width="1cm" svg:height="0.408cm" svg:x="24.5cm" svg:y="39.451cm">
          <draw:text-box>
            <text:p><text:span text:style-name="T25">79(25)</text:span></text:p>
          </draw:text-box>
        </draw:frame>
        <draw:custom-shape draw:style-name="gr6" draw:text-style-name="P34" draw:layer="layout" svg:width="0.9cm" svg:height="0.24cm" svg:x="23.4cm" svg:y="38.416cm">
          <text:p text:style-name="P2"><text:span text:style-name="T27">月別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3cm" svg:height="0.505cm" svg:x="16.3cm" svg:y="36.065cm">
          <draw:text-box>
            <text:p text:style-name="P2"><text:span text:style-name="T3">Fig8.3</text:span></text:p>
          </draw:text-box>
        </draw:frame>
        <draw:rect draw:style-name="gr8" draw:text-style-name="P2" draw:layer="layout" svg:width="10.4cm" svg:height="5cm" svg:x="16.2cm" svg:y="36cm">
          <text:p/>
        </draw:rect>
        <draw:custom-shape draw:style-name="gr7" draw:text-style-name="P7" draw:layer="layout" svg:width="0.79cm" svg:height="0.3cm" svg:x="10.81cm" svg:y="28cm">
          <text:p text:style-name="P2"><text:span text:style-name="T6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draw:layer="layout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11.122cm" svg:y1="30.939cm" svg:x2="15.028cm" svg:y2="30.939cm">
          <text:p/>
        </draw:line>
        <draw:line draw:style-name="gr14" draw:text-style-name="P2" draw:layer="layout" svg:x1="11.122cm" svg:y1="31.778cm" svg:x2="15.028cm" svg:y2="31.778cm">
          <text:p/>
        </draw:line>
        <draw:line draw:style-name="gr14" draw:text-style-name="P2" draw:layer="layout" svg:x1="11.122cm" svg:y1="30.1cm" svg:x2="15.028cm" svg:y2="30.1cm">
          <text:p/>
        </draw:line>
        <draw:line draw:style-name="gr14" draw:text-style-name="P2" draw:layer="layout" svg:x1="11.122cm" svg:y1="31.337cm" svg:x2="15.028cm" svg:y2="31.337cm">
          <text:p/>
        </draw:line>
        <draw:line draw:style-name="gr14" draw:text-style-name="P2" draw:layer="layout" svg:x1="11.122cm" svg:y1="30.542cm" svg:x2="15.028cm" svg:y2="30.542cm">
          <text:p/>
        </draw:line>
        <draw:line draw:style-name="gr14" draw:text-style-name="P2" draw:layer="layout" svg:x1="14.561cm" svg:y1="29.703cm" svg:x2="14.561cm" svg:y2="32.264cm">
          <text:p/>
        </draw:line>
        <draw:line draw:style-name="gr14" draw:text-style-name="P2" draw:layer="layout" svg:x1="14.095cm" svg:y1="29.703cm" svg:x2="14.095cm" svg:y2="32.264cm">
          <text:p/>
        </draw:line>
        <draw:line draw:style-name="gr14" draw:text-style-name="P2" draw:layer="layout" svg:x1="13.657cm" svg:y1="29.697cm" svg:x2="13.657cm" svg:y2="32.258cm">
          <text:p/>
        </draw:line>
        <draw:line draw:style-name="gr14" draw:text-style-name="P2" draw:layer="layout" svg:x1="13.194cm" svg:y1="29.698cm" svg:x2="13.194cm" svg:y2="32.259cm">
          <text:p/>
        </draw:line>
        <draw:line draw:style-name="gr14" draw:text-style-name="P2" draw:layer="layout" svg:x1="12.651cm" svg:y1="29.703cm" svg:x2="12.651cm" svg:y2="32.264cm">
          <text:p/>
        </draw:line>
        <draw:line draw:style-name="gr14" draw:text-style-name="P2" draw:layer="layout" svg:x1="12.196cm" svg:y1="29.698cm" svg:x2="12.196cm" svg:y2="32.259cm">
          <text:p/>
        </draw:line>
        <draw:line draw:style-name="gr14" draw:text-style-name="P2" draw:layer="layout" svg:x1="11.674cm" svg:y1="29.703cm" svg:x2="11.674cm" svg:y2="32.264cm">
          <text:p/>
        </draw:line>
        <draw:frame draw:style-name="gr52" draw:text-style-name="P35" draw:layer="layout" svg:width="0.688cm" svg:height="1.601cm" svg:x="10.5cm" svg:y="29.798cm">
          <draw:text-box>
            <text:p text:style-name="P35"><text:span text:style-name="T28">単位※１千万円</text:span></text:p>
          </draw:text-box>
        </draw:frame>
        <draw:frame draw:style-name="gr19" draw:text-style-name="P36" draw:layer="layout" svg:width="0.781cm" svg:height="0.391cm" svg:x="12.842cm" svg:y="32.5cm">
          <draw:text-box>
            <text:p><text:span text:style-name="T27">年度</text:span></text:p>
          </draw:text-box>
        </draw:frame>
        <draw:frame draw:style-name="gr53" draw:text-style-name="P21" draw:layer="layout" svg:width="0.846cm" svg:height="0.408cm" svg:x="14.654cm" svg:y="32.2cm">
          <draw:text-box>
            <text:p><text:span text:style-name="T19">2014</text:span></text:p>
          </draw:text-box>
        </draw:frame>
        <draw:frame draw:style-name="gr16" draw:text-style-name="P21" draw:layer="layout" svg:width="0.895cm" svg:height="0.408cm" svg:x="13.705cm" svg:y="32.2cm">
          <draw:text-box draw:corner-radius="0.1cm">
            <text:p><text:span text:style-name="T19">2013</text:span></text:p>
          </draw:text-box>
        </draw:frame>
        <draw:frame draw:style-name="gr15" draw:text-style-name="P21" draw:layer="layout" svg:width="0.9cm" svg:height="0.408cm" svg:x="12.8cm" svg:y="32.2cm">
          <draw:text-box>
            <text:p><text:span text:style-name="T19">2012</text:span></text:p>
          </draw:text-box>
        </draw:frame>
        <draw:frame draw:style-name="gr54" draw:text-style-name="P21" draw:layer="layout" svg:width="0.86cm" svg:height="0.439cm" svg:x="11.8cm" svg:y="32.2cm">
          <draw:text-box>
            <text:p><text:span text:style-name="T19">2011</text:span></text:p>
          </draw:text-box>
        </draw:frame>
        <draw:frame draw:style-name="gr54" draw:text-style-name="P21" draw:layer="layout" svg:width="0.841cm" svg:height="0.439cm" svg:x="10.9cm" svg:y="32.2cm">
          <draw:text-box>
            <text:p><text:span text:style-name="T19">2010</text:span></text:p>
          </draw:text-box>
        </draw:frame>
        <draw:frame draw:style-name="gr55" draw:text-style-name="P30" draw:layer="layout" svg:width="1.069cm" svg:height="0.535cm" svg:x="12.631cm" svg:y="29.198cm">
          <draw:text-box>
            <text:p><text:span text:style-name="T24">統計</text:span></text:p>
          </draw:text-box>
        </draw:frame>
        <draw:frame draw:style-name="gr56" draw:text-style-name="P37" draw:layer="layout" svg:width="0.578cm" svg:height="0.408cm" svg:x="10.822cm" svg:y="32cm">
          <draw:text-box>
            <text:p><text:span text:style-name="T29">0</text:span></text:p>
          </draw:text-box>
        </draw:frame>
        <draw:frame draw:style-name="gr57" draw:text-style-name="P37" draw:layer="layout" svg:width="0.578cm" svg:height="0.408cm" svg:x="10.822cm" svg:y="31.5cm">
          <draw:text-box>
            <text:p><text:span text:style-name="T29">1</text:span></text:p>
          </draw:text-box>
        </draw:frame>
        <draw:frame draw:style-name="gr19" draw:text-style-name="P37" draw:layer="layout" svg:width="0.578cm" svg:height="0.408cm" svg:x="10.8cm" svg:y="31.1cm">
          <draw:text-box>
            <text:p><text:span text:style-name="T29">2</text:span></text:p>
          </draw:text-box>
        </draw:frame>
        <draw:frame draw:style-name="gr58" draw:text-style-name="P21" draw:layer="layout" svg:width="0.578cm" svg:height="0.408cm" svg:x="10.8cm" svg:y="30.7cm">
          <draw:text-box>
            <text:p><text:span text:style-name="T19">3</text:span></text:p>
          </draw:text-box>
        </draw:frame>
        <draw:frame draw:style-name="gr19" draw:text-style-name="P21" draw:layer="layout" svg:width="0.578cm" svg:height="0.408cm" svg:x="10.8cm" svg:y="30.3cm">
          <draw:text-box>
            <text:p><text:span text:style-name="T19">4</text:span></text:p>
          </draw:text-box>
        </draw:frame>
        <draw:frame draw:style-name="gr16" draw:text-style-name="P21" draw:layer="layout" svg:width="0.282cm" svg:height="0.408cm" svg:x="11cm" svg:y="29.9cm">
          <draw:text-box>
            <text:p><text:span text:style-name="T19">5</text:span></text:p>
          </draw:text-box>
        </draw:frame>
        <draw:frame draw:style-name="gr59" draw:text-style-name="P21" draw:layer="layout" svg:width="0.578cm" svg:height="0.408cm" svg:x="10.822cm" svg:y="29.5cm">
          <draw:text-box>
            <text:p><text:span text:style-name="T19">6</text:span></text:p>
          </draw:text-box>
        </draw:frame>
        <draw:custom-shape draw:style-name="gr13" draw:text-style-name="P2" draw:layer="layout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8" draw:layer="layout" svg:width="1.092cm" svg:height="0.429cm" svg:x="11.396cm" svg:y="30.448cm">
          <draw:text-box>
            <text:p><text:span text:style-name="T30">仕入</text:span></text:p>
          </draw:text-box>
        </draw:frame>
        <draw:frame draw:style-name="gr16" draw:text-style-name="P38" draw:layer="layout" svg:width="1.292cm" svg:height="0.429cm" svg:x="11.388cm" svg:y="30.17cm">
          <draw:text-box>
            <text:p><text:span text:style-name="T30">経常利益</text:span></text:p>
          </draw:text-box>
        </draw:frame>
        <draw:frame draw:style-name="gr60" draw:text-style-name="P38" draw:layer="layout" svg:width="0.992cm" svg:height="0.429cm" svg:x="11.415cm" svg:y="29.848cm">
          <draw:text-box>
            <text:p><text:span text:style-name="T30">売上</text:span></text:p>
          </draw:text-box>
        </draw:frame>
        <draw:frame draw:style-name="gr61" draw:text-style-name="P39" draw:layer="layout" svg:width="0.714cm" svg:height="0.489cm" svg:x="11.188cm" svg:y="29.799cm">
          <draw:text-box>
            <text:p><text:span text:style-name="T31">■</text:span></text:p>
          </draw:text-box>
        </draw:frame>
        <draw:frame draw:style-name="gr62" draw:text-style-name="P40" draw:layer="layout" svg:width="0.714cm" svg:height="0.489cm" svg:x="11.184cm" svg:y="30.411cm">
          <draw:text-box>
            <text:p><text:span text:style-name="T32">■</text:span></text:p>
          </draw:text-box>
        </draw:frame>
        <draw:frame draw:style-name="gr61" draw:text-style-name="P41" draw:layer="layout" svg:width="0.714cm" svg:height="0.489cm" svg:x="11.184cm" svg:y="30.111cm">
          <draw:text-box>
            <text:p><text:span text:style-name="T33">■</text:span></text:p>
          </draw:text-box>
        </draw:frame>
        <draw:line draw:style-name="gr63" draw:text-style-name="P2" draw:layer="layout" svg:x1="11.197cm" svg:y1="31.845cm" svg:x2="12.195cm" svg:y2="30.846cm">
          <text:p/>
        </draw:line>
        <draw:line draw:style-name="gr64" draw:text-style-name="P2" draw:layer="layout" svg:x1="12.196cm" svg:y1="30.846cm" svg:x2="13.194cm" svg:y2="30.746cm">
          <text:p/>
        </draw:line>
        <draw:line draw:style-name="gr65" draw:text-style-name="P2" draw:layer="layout" svg:x1="12.196cm" svg:y1="31.846cm" svg:x2="13.194cm" svg:y2="31.496cm">
          <text:p/>
        </draw:line>
        <draw:line draw:style-name="gr66" draw:text-style-name="P2" draw:layer="layout" svg:x1="11.197cm" svg:y1="31.895cm" svg:x2="12.195cm" svg:y2="31.296cm">
          <text:p/>
        </draw:line>
        <draw:line draw:style-name="gr66" draw:text-style-name="P2" draw:layer="layout" svg:x1="12.196cm" svg:y1="31.296cm" svg:x2="13.194cm" svg:y2="31.396cm">
          <text:p/>
        </draw:line>
        <draw:line draw:style-name="gr67" draw:text-style-name="P2" draw:layer="layout" svg:x1="11.197cm" svg:y1="32.095cm" svg:x2="12.195cm" svg:y2="31.845cm">
          <text:p/>
        </draw:line>
        <draw:line draw:style-name="gr64" draw:text-style-name="P2" draw:layer="layout" svg:x1="14.093cm" svg:y1="30.197cm" svg:x2="15.042cm" svg:y2="29.847cm">
          <text:p/>
        </draw:line>
        <draw:line draw:style-name="gr66" draw:text-style-name="P2" draw:layer="layout" svg:x1="14.093cm" svg:y1="30.996cm" svg:x2="15.042cm" svg:y2="30.297cm">
          <text:p/>
        </draw:line>
        <draw:line draw:style-name="gr65" draw:text-style-name="P2" draw:layer="layout" svg:x1="14.093cm" svg:y1="31.246cm" svg:x2="15.042cm" svg:y2="31.446cm">
          <text:p/>
        </draw:line>
        <draw:line draw:style-name="gr66" draw:text-style-name="P2" draw:layer="layout" svg:x1="13.194cm" svg:y1="31.396cm" svg:x2="14.093cm" svg:y2="30.996cm">
          <text:p/>
        </draw:line>
        <draw:line draw:style-name="gr64" draw:text-style-name="P2" draw:layer="layout" svg:x1="13.194cm" svg:y1="30.746cm" svg:x2="14.093cm" svg:y2="30.197cm">
          <text:p/>
        </draw:line>
        <draw:line draw:style-name="gr65" draw:text-style-name="P2" draw:layer="layout" svg:x1="13.194cm" svg:y1="31.496cm" svg:x2="14.093cm" svg:y2="31.246cm">
          <text:p/>
        </draw:line>
        <draw:frame draw:style-name="gr26" draw:text-style-name="P4" draw:layer="layout" svg:width="1.03cm" svg:height="0.505cm" svg:x="10.638cm" svg:y="27.399cm">
          <draw:text-box>
            <text:p text:style-name="P2"><text:span text:style-name="T3">Fig8</text:span></text:p>
          </draw:text-box>
        </draw:frame>
        <draw:rect draw:style-name="gr8" draw:text-style-name="P2" draw:layer="layout" svg:width="5.4cm" svg:height="5.8cm" svg:x="10.4cm" svg:y="27.3cm">
          <text:p/>
        </draw:rect>
        <draw:line draw:style-name="gr31" draw:text-style-name="P2" draw:layer="layout" svg:x1="10.4cm" svg:y1="23.5cm" svg:x2="10.4cm" svg:y2="27.3cm">
          <text:p/>
        </draw:line>
        <draw:line draw:style-name="gr30" draw:text-style-name="P2" draw:layer="layout" svg:x1="13.3cm" svg:y1="23.5cm" svg:x2="10.4cm" svg:y2="23.5cm">
          <text:p/>
        </draw:line>
        <draw:line draw:style-name="gr30" draw:text-style-name="P2" draw:layer="layout" svg:x1="7.4cm" svg:y1="33.9cm" svg:x2="1.1cm" svg:y2="33.9cm">
          <text:p/>
        </draw:line>
        <draw:line draw:style-name="gr30" draw:text-style-name="P2" draw:layer="layout" svg:x1="11.8cm" svg:y1="28.7cm" svg:x2="11.8cm" svg:y2="26.7cm">
          <text:p/>
        </draw:line>
        <draw:line draw:style-name="gr30" draw:text-style-name="P2" draw:layer="layout" svg:x1="12.7cm" svg:y1="28.7cm" svg:x2="12.7cm" svg:y2="26cm">
          <text:p/>
        </draw:line>
        <draw:line draw:style-name="gr30" draw:text-style-name="P2" draw:layer="layout" svg:x1="11.8cm" svg:y1="26.7cm" svg:x2="7.4cm" svg:y2="26.7cm">
          <text:p/>
        </draw:line>
        <draw:line draw:style-name="gr30" draw:text-style-name="P2" draw:layer="layout" svg:x1="12.7cm" svg:y1="26cm" svg:x2="8.9cm" svg:y2="26cm">
          <text:p/>
        </draw:line>
        <draw:line draw:style-name="gr30" draw:text-style-name="P2" draw:layer="layout" svg:x1="7.4cm" svg:y1="33.9cm" svg:x2="7.4cm" svg:y2="26.7cm">
          <text:p/>
        </draw:line>
        <draw:frame draw:style-name="gr9" draw:text-style-name="P4" draw:layer="layout" svg:width="3cm" svg:height="0.505cm" svg:x="11.8cm" svg:y="15.195cm">
          <draw:text-box>
            <text:p text:style-name="P2"><text:span text:style-name="T3">Fig2 </text:span><text:span text:style-name="T3">受注伝票</text:span></text:p>
          </draw:text-box>
        </draw:frame>
        <draw:frame draw:style-name="gr9" draw:text-style-name="P4" draw:layer="layout" svg:width="3.4cm" svg:height="0.505cm" svg:x="2.6cm" svg:y="4.395cm">
          <draw:text-box>
            <text:p text:style-name="P2"><text:span text:style-name="T3">Fig2.1 </text:span><text:span text:style-name="T3">製品　追加・編集画面</text:span></text:p>
          </draw:text-box>
        </draw:frame>
        <draw:frame draw:style-name="gr9" draw:text-style-name="P4" draw:layer="layout" svg:width="3cm" svg:height="0.505cm" svg:x="14.3cm" svg:y="15.2cm">
          <draw:text-box>
            <text:p text:style-name="P2"><text:span text:style-name="T3">Fig3 </text:span><text:span text:style-name="T3">発注伝票</text:span></text:p>
          </draw:text-box>
        </draw:frame>
        <draw:frame draw:style-name="gr9" draw:text-style-name="P4" draw:layer="layout" svg:width="3.5cm" svg:height="0.505cm" svg:x="17.5cm" svg:y="4.9cm">
          <draw:text-box>
            <text:p text:style-name="P2"><text:span text:style-name="T3">Fig3.1 </text:span><text:span text:style-name="T3">製品　追加・編集画面</text:span></text:p>
          </draw:text-box>
        </draw:frame>
        <draw:frame draw:style-name="gr9" draw:text-style-name="P4" draw:layer="layout" svg:width="3cm" svg:height="0.505cm" svg:x="8.6cm" svg:y="21.995cm">
          <draw:text-box>
            <text:p text:style-name="P2"><text:span text:style-name="T3">Fig4 </text:span><text:span text:style-name="T3">取引先登録・編集</text:span></text:p>
          </draw:text-box>
        </draw:frame>
        <draw:frame draw:style-name="gr9" draw:text-style-name="P4" draw:layer="layout" svg:width="3cm" svg:height="0.505cm" svg:x="18.1cm" svg:y="21.995cm">
          <draw:text-box>
            <text:p text:style-name="P2"><text:span text:style-name="T3">Fig5 </text:span><text:span text:style-name="T3">製品登録</text:span></text:p>
          </draw:text-box>
        </draw:frame>
        <draw:frame draw:style-name="gr9" draw:text-style-name="P4" draw:layer="layout" svg:width="3cm" svg:height="0.505cm" svg:x="8.3cm" svg:y="20.9cm">
          <draw:text-box>
            <text:p text:style-name="P2"><text:span text:style-name="T3">Fig6 </text:span><text:span text:style-name="T3">取引先一覧</text:span></text:p>
          </draw:text-box>
        </draw:frame>
        <draw:frame draw:style-name="gr9" draw:text-style-name="P4" draw:layer="layout" svg:width="3cm" svg:height="0.505cm" svg:x="18.1cm" svg:y="20.9cm">
          <draw:text-box>
            <text:p text:style-name="P2"><text:span text:style-name="T3">Fig7 </text:span><text:span text:style-name="T3">製品一覧</text:span></text:p>
          </draw:text-box>
        </draw:frame>
        <draw:frame draw:style-name="gr9" draw:text-style-name="P4" draw:layer="layout" svg:width="2.261cm" svg:height="0.505cm" svg:x="10.2cm" svg:y="23cm">
          <draw:text-box>
            <text:p text:style-name="P2"><text:span text:style-name="T3">Fig8 </text:span><text:span text:style-name="T3">統計・売上</text:span></text:p>
          </draw:text-box>
        </draw:frame>
        <draw:frame draw:style-name="gr9" draw:text-style-name="P4" draw:layer="layout" svg:width="2.3cm" svg:height="0.505cm" svg:x="6.9cm" svg:y="26.2cm">
          <draw:text-box>
            <text:p text:style-name="P2"><text:span text:style-name="T3">Fig8.1 </text:span><text:span text:style-name="T3">受注別</text:span></text:p>
          </draw:text-box>
        </draw:frame>
        <draw:frame draw:style-name="gr9" draw:text-style-name="P4" draw:layer="layout" svg:width="2.272cm" svg:height="0.505cm" svg:x="8.428cm" svg:y="25.495cm">
          <draw:text-box>
            <text:p text:style-name="P2"><text:span text:style-name="T3">Fig8.2 </text:span><text:span text:style-name="T3">発注別</text:span></text:p>
          </draw:text-box>
        </draw:frame>
        <draw:frame draw:style-name="gr9" draw:text-style-name="P4" draw:layer="layout" svg:width="2.261cm" svg:height="0.505cm" svg:x="16.4cm" svg:y="24.8cm">
          <draw:text-box>
            <text:p text:style-name="P2"><text:span text:style-name="T3">Fig9 </text:span><text:span text:style-name="T3">管理画面</text:span></text:p>
          </draw:text-box>
        </draw:frame>
        <draw:frame draw:style-name="gr9" draw:text-style-name="P4" draw:layer="layout" svg:width="2.261cm" svg:height="0.505cm" svg:x="19.239cm" svg:y="29.4cm">
          <draw:text-box>
            <text:p text:style-name="P2"><text:span text:style-name="T3">Fig9.1 </text:span><text:span text:style-name="T3">編集画面</text:span></text:p>
          </draw:text-box>
        </draw:frame>
        <draw:line draw:style-name="gr10" draw:text-style-name="P2" draw:layer="layout" svg:x1="16.4cm" svg:y1="39.8cm" svg:x2="26.1cm" svg:y2="39.8cm">
          <text:p/>
        </draw:line>
        <draw:custom-shape draw:style-name="gr11" draw:text-style-name="P13" draw:layer="layout" svg:width="0.81cm" svg:height="0.51cm" svg:x="3.004cm" svg:y="36.491cm">
          <text:p text:style-name="P2"><text:span text:style-name="T12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21cm" svg:height="0.51cm" svg:x="3.8cm" svg:y="36.491cm">
          <text:p text:style-name="P2"><text:span text:style-name="T12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0.81cm" svg:height="0.51cm" svg:x="10.7cm" svg:y="28.69cm">
          <text:p text:style-name="P2"><text:span text:style-name="T12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8cm" svg:height="0.51cm" svg:x="11.51cm" svg:y="28.667cm">
          <text:p text:style-name="P2"><text:span text:style-name="T4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81cm" svg:height="0.51cm" svg:x="12.314cm" svg:y="28.667cm">
          <text:p text:style-name="P2"><text:span text:style-name="T12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21cm" svg:height="0.51cm" svg:x="13.11cm" svg:y="28.667cm">
          <text:p text:style-name="P2"><text:span text:style-name="T12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81cm" svg:height="0.51cm" svg:x="9.08cm" svg:y="36.533cm">
          <text:p text:style-name="P2"><text:span text:style-name="T12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8cm" svg:height="0.51cm" svg:x="9.89cm" svg:y="36.534cm">
          <text:p text:style-name="P2"><text:span text:style-name="T4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1.042cm" svg:height="0.067cm" svg:x="11.658cm" svg:y="36.99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" draw:text-style-name="P13" draw:layer="layout" svg:width="0.81cm" svg:height="0.51cm" svg:x="10.694cm" svg:y="36.534cm">
          <text:p text:style-name="P2"><text:span text:style-name="T12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21cm" svg:height="0.51cm" svg:x="11.49cm" svg:y="36.534cm">
          <text:p text:style-name="P2"><text:span text:style-name="T12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2" draw:layer="layout" svg:x1="11.5cm" svg:y1="36.537cm" svg:x2="10.7cm" svg:y2="36.537cm">
          <text:p/>
        </draw:line>
        <draw:line draw:style-name="gr30" draw:text-style-name="P2" draw:layer="layout" svg:x1="11.5cm" svg:y1="28.67cm" svg:x2="10.7cm" svg:y2="28.67cm">
          <text:p/>
        </draw:line>
        <draw:line draw:style-name="gr30" draw:text-style-name="P2" draw:layer="layout" svg:x1="10.7cm" svg:y1="29.18cm" svg:x2="10.7cm" svg:y2="28.68cm">
          <text:p/>
        </draw:line>
        <draw:line draw:style-name="gr30" draw:text-style-name="P2" draw:layer="layout" svg:x1="3cm" svg:y1="36.49cm" svg:x2="2.2cm" svg:y2="36.49cm">
          <text:p/>
        </draw:line>
        <draw:custom-shape draw:style-name="gr6" draw:text-style-name="P34" draw:layer="layout" svg:width="0.9cm" svg:height="0.24cm" svg:x="24.4cm" svg:y="38.41cm">
          <text:p text:style-name="P2"><text:span text:style-name="T27">年度別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81cm" svg:height="0.51cm" svg:x="16.4cm" svg:y="37.5cm">
          <text:p text:style-name="P2"><text:span text:style-name="T12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8cm" svg:height="0.51cm" svg:x="17.21cm" svg:y="37.501cm">
          <text:p text:style-name="P2"><text:span text:style-name="T4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1.042cm" svg:height="0.067cm" svg:x="18.978cm" svg:y="37.95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8" draw:text-style-name="P13" draw:layer="layout" svg:width="0.81cm" svg:height="0.51cm" svg:x="18.014cm" svg:y="37.501cm">
          <text:p text:style-name="P2"><text:span text:style-name="T12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.25cm" svg:height="0.6cm" svg:x="18.85cm" svg:y="37.5cm">
          <text:p text:style-name="P2"><text:span text:style-name="T12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2" draw:layer="layout" svg:x1="20.1cm" svg:y1="37.5cm" svg:x2="18.8cm" svg:y2="37.5cm">
          <text:p/>
        </draw:line>
        <draw:line draw:style-name="gr10" draw:text-style-name="P2" draw:layer="layout" svg:x1="20.1cm" svg:y1="38cm" svg:x2="26.1cm" svg:y2="38cm">
          <text:p/>
        </draw:line>
        <draw:line draw:style-name="gr30" draw:text-style-name="P2" draw:layer="layout" svg:x1="20.1cm" svg:y1="38cm" svg:x2="20.1cm" svg:y2="37.5cm">
          <text:p/>
        </draw:line>
        <draw:line draw:style-name="gr30" draw:text-style-name="P2" draw:layer="layout" svg:x1="13.691cm" svg:y1="28.656cm" svg:x2="13.7cm" svg:y2="26.7cm">
          <text:p/>
        </draw:line>
        <draw:line draw:style-name="gr30" draw:text-style-name="P2" draw:layer="layout" svg:x1="16.2cm" svg:y1="26.7cm" svg:x2="13.7cm" svg:y2="26.7cm">
          <text:p/>
        </draw:line>
        <draw:line draw:style-name="gr31" draw:text-style-name="P2" draw:layer="layout" svg:x1="16.2cm" svg:y1="26.7cm" svg:x2="16.2cm" svg:y2="36cm">
          <text:p/>
        </draw:line>
        <draw:frame draw:style-name="gr9" draw:text-style-name="P4" draw:layer="layout" svg:width="2.972cm" svg:height="0.505cm" svg:x="13.3cm" svg:y="26.2cm">
          <draw:text-box>
            <text:p text:style-name="P2"><text:span text:style-name="T3">Fig8.3 </text:span><text:span text:style-name="T3">企業別売上一覧</text:span></text:p>
          </draw:text-box>
        </draw:frame>
        <draw:frame draw:style-name="gr49" draw:text-style-name="P31" draw:layer="layout" svg:width="1.2cm" svg:height="0.432cm" svg:x="25.2cm" svg:y="39.1cm">
          <draw:text-box>
            <text:p><text:span text:style-name="T25">1063(281)</text:span></text:p>
          </draw:text-box>
        </draw:frame>
        <draw:frame draw:style-name="gr51" draw:text-style-name="P31" draw:layer="layout" svg:width="1.2cm" svg:height="0.408cm" svg:x="25.2cm" svg:y="39.44cm">
          <draw:text-box>
            <text:p><text:span text:style-name="T25">1036(249)</text:span></text:p>
          </draw:text-box>
        </draw:frame>
        <draw:frame draw:style-name="gr51" draw:text-style-name="P31" draw:layer="layout" svg:width="1.2cm" svg:height="0.408cm" svg:x="25.2cm" svg:y="39.792cm">
          <draw:text-box>
            <text:p><text:span text:style-name="T25">2099(530)</text:span></text:p>
          </draw:text-box>
        </draw:frame>
        <draw:frame draw:style-name="gr69" draw:text-style-name="P1" draw:layer="layout" svg:width="1.985cm" svg:height="0.759cm" svg:x="9.608cm" svg:y="15.189cm">
          <draw:text-box>
            <text:p><text:span text:style-name="T1">BORG SYSTEM</text:span></text:p>
          </draw:text-box>
        </draw:frame>
        <draw:custom-shape draw:style-name="gr5" draw:text-style-name="P9" draw:layer="layout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5" draw:layer="layout" svg:width="0.702cm" svg:height="0.157cm" svg:x="9.493cm" svg:y="15.82cm">
          <text:p text:style-name="P2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5" draw:layer="layout" svg:width="0.702cm" svg:height="0.157cm" svg:x="9.746cm" svg:y="16.311cm">
          <text:p text:style-name="P2"><text:span text:style-name="T20">パスワード</text:span></text:p>
          <draw:enhanced-geometry svg:viewBox="0 0 21600 21600" draw:type="rectangle" draw:enhanced-path="M 0 0 L 21600 0 21600 21600 0 21600 0 0 Z N"/>
        </draw:custom-shape>
        <draw:custom-shape draw:style-name="gr6" draw:text-style-name="P25" draw:layer="layout" svg:width="0.327cm" svg:height="0.172cm" svg:x="10.917cm" svg:y="16.047cm">
          <text:p text:style-name="P2"><text:span text:style-name="T20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5" draw:layer="layout" svg:width="0.326cm" svg:height="0.172cm" svg:x="10.921cm" svg:y="16.545cm">
          <text:p text:style-name="P2"><text:span text:style-name="T20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5" draw:layer="layout" svg:width="0.554cm" svg:height="0.172cm" svg:x="9.746cm" svg:y="16.817cm">
          <text:p text:style-name="P2"><text:span text:style-name="T20">ログイン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3cm" svg:height="0.505cm" svg:x="9.4cm" svg:y="14.695cm">
          <draw:text-box>
            <text:p text:style-name="P2"><text:span text:style-name="T3">Fig0</text:span></text:p>
          </draw:text-box>
        </draw:frame>
        <draw:rect draw:style-name="gr8" draw:text-style-name="P2" draw:layer="layout" svg:width="2.2cm" svg:height="2.7cm" svg:x="9.4cm" svg:y="14.5cm">
          <text:p/>
        </draw:rect>
        <draw:line draw:style-name="gr30" draw:text-style-name="P2" draw:layer="layout" svg:x1="10cm" svg:y1="18.2cm" svg:x2="10cm" svg:y2="17cm">
          <text:p/>
        </draw:line>
        <draw:line draw:style-name="gr31" draw:text-style-name="P2" draw:layer="layout" svg:x1="10cm" svg:y1="18.2cm" svg:x2="13.1cm" svg:y2="18.2cm">
          <text:p/>
        </draw:line>
        <draw:frame draw:style-name="gr9" draw:text-style-name="P4" draw:layer="layout" svg:width="3cm" svg:height="0.505cm" svg:x="9.9cm" svg:y="17.7cm">
          <draw:text-box>
            <text:p text:style-name="P2"><text:span text:style-name="T3">Fig1 </text:span><text:span text:style-name="T3">ボルグシステム</text:span></text:p>
          </draw:text-box>
        </draw:frame>
        <draw:custom-shape draw:style-name="gr5" draw:text-style-name="P2" draw:layer="layout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5" draw:layer="layout" svg:width="0.6cm" svg:height="0.312cm" svg:x="11.3cm" svg:y="11.3cm">
          <text:p text:style-name="P2"><text:span text:style-name="T20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5" draw:layer="layout" svg:width="0.6cm" svg:height="0.312cm" svg:x="11.3cm" svg:y="11.598cm">
          <text:p text:style-name="P2"><text:span text:style-name="T20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94cm" svg:height="0.31cm" svg:x="26.1cm" svg:y="11.7cm">
          <text:p text:style-name="P2"><text:span text:style-name="T4">合計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1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4-06-18T19:52:53.665000000</dc:date>
    <meta:editing-duration>PT9H12M30S</meta:editing-duration>
    <meta:editing-cycles>34</meta:editing-cycles>
    <meta:generator>LibreOffice/4.2.3.3$Windows_x86 LibreOffice_project/882f8a0a489bc99a9e60c7905a60226254cb6ff0</meta:generator>
    <meta:document-statistic meta:object-count="647"/>
  </office:meta>
</office:document-meta>
</file>